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cb03a"/>
    </style:style>
    <style:style style:name="P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color="#000000" style:font-name="Monospace" fo:font-size="10pt" officeooo:paragraph-rsid="004cb03a" style:font-size-asian="10pt"/>
    </style:style>
    <style:style style:name="P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style:font-size-asian="10pt"/>
    </style:style>
    <style:style style:name="P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fo:background-color="#fee7e0" style:font-size-asian="10pt"/>
    </style:style>
    <style:style style:name="P7"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9" style:family="paragraph" style:parent-style-name="Standard"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4cb03a"/>
    </style:style>
    <style:style style:name="P1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1"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2" style:family="paragraph" style:parent-style-name="Standard">
      <loext:graphic-properties draw:fill="none"/>
      <style:paragraph-properties fo:margin-left="0.75in" fo:margin-right="0in" fo:text-indent="0in" style:auto-text-indent="false" fo:background-color="transparent"/>
      <style:text-properties officeooo:paragraph-rsid="004cb03a"/>
    </style:style>
    <style:style style:name="P13" style:family="paragraph" style:parent-style-name="Standard">
      <loext:graphic-properties draw:fill="none"/>
      <style:paragraph-properties fo:margin-left="0.75in" fo:margin-right="0in" fo:text-indent="0in" style:auto-text-indent="false" fo:background-color="transparent"/>
      <style:text-properties fo:color="#000000" style:font-name="Monospace" fo:font-size="10pt" officeooo:paragraph-rsid="004cb03a" fo:background-color="#e8f2fe" style:font-size-asian="10pt"/>
    </style:style>
    <style:style style:name="P14"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5" style:family="paragraph" style:parent-style-name="Text_20_body"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6" style:family="paragraph" style:parent-style-name="Standard" style:list-style-name="L21">
      <style:text-properties officeooo:rsid="002cfa4b" officeooo:paragraph-rsid="0035a409"/>
    </style:style>
    <style:style style:name="P17" style:family="paragraph" style:parent-style-name="Standard" style:list-style-name="L20"/>
    <style:style style:name="P18" style:family="paragraph" style:list-style-name="L44"/>
    <style:style style:name="P19" style:family="paragraph" style:list-style-name="L46"/>
    <style:style style:name="P20" style:family="paragraph" style:parent-style-name="Standard" style:list-style-name="L49">
      <style:paragraph-properties fo:margin-top="0in" fo:margin-bottom="0in" loext:contextual-spacing="false"/>
    </style:style>
    <style:style style:name="P21" style:family="paragraph" style:parent-style-name="Text_20_body" style:list-style-name="L1">
      <style:text-properties officeooo:rsid="00076fec" officeooo:paragraph-rsid="00076fec"/>
    </style:style>
    <style:style style:name="P22" style:family="paragraph" style:parent-style-name="Text_20_body" style:list-style-name="L2">
      <style:text-properties officeooo:rsid="00076fec" officeooo:paragraph-rsid="00076fec"/>
    </style:style>
    <style:style style:name="P23" style:family="paragraph" style:parent-style-name="Text_20_body" style:list-style-name="L3">
      <style:text-properties officeooo:rsid="00076fec" officeooo:paragraph-rsid="00076fec"/>
    </style:style>
    <style:style style:name="P24" style:family="paragraph" style:parent-style-name="Text_20_body" style:list-style-name="L4">
      <style:text-properties officeooo:rsid="00076fec" officeooo:paragraph-rsid="00076fec"/>
    </style:style>
    <style:style style:name="P25" style:family="paragraph" style:parent-style-name="Text_20_body" style:list-style-name="L4">
      <style:text-properties officeooo:rsid="00087dab" officeooo:paragraph-rsid="00087dab"/>
    </style:style>
    <style:style style:name="P26" style:family="paragraph" style:parent-style-name="Text_20_body" style:list-style-name="L6">
      <style:text-properties officeooo:rsid="00087dab" officeooo:paragraph-rsid="00087dab"/>
    </style:style>
    <style:style style:name="P27" style:family="paragraph" style:parent-style-name="Text_20_body" style:list-style-name="L6">
      <style:text-properties officeooo:rsid="00087dab" officeooo:paragraph-rsid="001d21c8"/>
    </style:style>
    <style:style style:name="P28" style:family="paragraph" style:parent-style-name="Text_20_body" style:list-style-name="L5">
      <style:text-properties officeooo:rsid="00066c3f" officeooo:paragraph-rsid="00066c3f"/>
    </style:style>
    <style:style style:name="P29" style:family="paragraph" style:parent-style-name="Text_20_body" style:list-style-name="L6">
      <style:text-properties officeooo:rsid="0008c27c" officeooo:paragraph-rsid="0008c27c"/>
    </style:style>
    <style:style style:name="P30" style:family="paragraph" style:parent-style-name="Text_20_body" style:list-style-name="L5">
      <style:text-properties officeooo:rsid="0009e060" officeooo:paragraph-rsid="0009e060"/>
    </style:style>
    <style:style style:name="P31" style:family="paragraph" style:parent-style-name="Text_20_body" style:list-style-name="L7">
      <style:text-properties officeooo:rsid="0009e060" officeooo:paragraph-rsid="0009e060"/>
    </style:style>
    <style:style style:name="P32" style:family="paragraph" style:parent-style-name="Text_20_body" style:list-style-name="L8">
      <style:text-properties officeooo:rsid="0009e060" officeooo:paragraph-rsid="0009e060"/>
    </style:style>
    <style:style style:name="P33" style:family="paragraph" style:parent-style-name="Text_20_body" style:list-style-name="L8">
      <style:text-properties officeooo:rsid="000a939b" officeooo:paragraph-rsid="000a939b"/>
    </style:style>
    <style:style style:name="P34" style:family="paragraph" style:parent-style-name="Text_20_body" style:list-style-name="L8">
      <style:text-properties officeooo:rsid="000a939b" officeooo:paragraph-rsid="0018b118"/>
    </style:style>
    <style:style style:name="P35" style:family="paragraph" style:parent-style-name="Text_20_body" style:list-style-name="L8">
      <style:text-properties officeooo:rsid="000a939b" officeooo:paragraph-rsid="000c7300"/>
    </style:style>
    <style:style style:name="P36" style:family="paragraph" style:parent-style-name="Text_20_body" style:list-style-name="L8">
      <style:text-properties officeooo:rsid="000c7300" officeooo:paragraph-rsid="000c7300"/>
    </style:style>
    <style:style style:name="P37" style:family="paragraph" style:parent-style-name="Text_20_body" style:list-style-name="L8">
      <style:text-properties officeooo:rsid="000d7b34" officeooo:paragraph-rsid="000d7b34"/>
    </style:style>
    <style:style style:name="P38" style:family="paragraph" style:parent-style-name="Text_20_body" style:list-style-name="L8">
      <style:text-properties officeooo:rsid="000d7b34" officeooo:paragraph-rsid="000e478e"/>
    </style:style>
    <style:style style:name="P39" style:family="paragraph" style:parent-style-name="Text_20_body" style:list-style-name="L9">
      <style:text-properties officeooo:rsid="000e7d8b" officeooo:paragraph-rsid="000e7d8b"/>
    </style:style>
    <style:style style:name="P40" style:family="paragraph" style:parent-style-name="Text_20_body" style:list-style-name="L5">
      <style:text-properties officeooo:rsid="000e7d8b" officeooo:paragraph-rsid="000e7d8b"/>
    </style:style>
    <style:style style:name="P41" style:family="paragraph" style:parent-style-name="Text_20_body" style:list-style-name="L9">
      <style:text-properties officeooo:rsid="0011b169" officeooo:paragraph-rsid="0011b169"/>
    </style:style>
    <style:style style:name="P42" style:family="paragraph" style:parent-style-name="Text_20_body" style:list-style-name="L5">
      <style:text-properties officeooo:rsid="0011b169" officeooo:paragraph-rsid="0011b169"/>
    </style:style>
    <style:style style:name="P43" style:family="paragraph" style:parent-style-name="Text_20_body" style:list-style-name="L10">
      <style:text-properties officeooo:rsid="0011b169" officeooo:paragraph-rsid="0011b169"/>
    </style:style>
    <style:style style:name="P44" style:family="paragraph" style:parent-style-name="Text_20_body" style:list-style-name="L10">
      <style:text-properties officeooo:rsid="0011b5a5" officeooo:paragraph-rsid="0011b5a5"/>
    </style:style>
    <style:style style:name="P45" style:family="paragraph" style:parent-style-name="Text_20_body" style:list-style-name="L10">
      <style:text-properties officeooo:rsid="0011b5a5" officeooo:paragraph-rsid="0018b118"/>
    </style:style>
    <style:style style:name="P46" style:family="paragraph" style:parent-style-name="Text_20_body" style:list-style-name="L10">
      <style:text-properties officeooo:rsid="00123f5b" officeooo:paragraph-rsid="00123f5b"/>
    </style:style>
    <style:style style:name="P47" style:family="paragraph" style:parent-style-name="Text_20_body" style:list-style-name="L10">
      <style:text-properties officeooo:rsid="00132806" officeooo:paragraph-rsid="00132806"/>
    </style:style>
    <style:style style:name="P48" style:family="paragraph" style:parent-style-name="Text_20_body" style:list-style-name="L5">
      <style:text-properties officeooo:rsid="005597c1" officeooo:paragraph-rsid="00560808"/>
    </style:style>
    <style:style style:name="P49" style:family="paragraph" style:parent-style-name="Text_20_body" style:list-style-name="L10">
      <style:text-properties officeooo:rsid="005597c1" officeooo:paragraph-rsid="00560808"/>
    </style:style>
    <style:style style:name="P50" style:family="paragraph" style:parent-style-name="Text_20_body" style:list-style-name="L10">
      <style:text-properties officeooo:rsid="00579118" officeooo:paragraph-rsid="00579118"/>
    </style:style>
    <style:style style:name="P51" style:family="paragraph" style:parent-style-name="Text_20_body" style:list-style-name="L11">
      <style:text-properties officeooo:rsid="001dae6f" officeooo:paragraph-rsid="001dae6f"/>
    </style:style>
    <style:style style:name="P52" style:family="paragraph" style:parent-style-name="Text_20_body" style:list-style-name="L12">
      <style:text-properties officeooo:rsid="001dae6f" officeooo:paragraph-rsid="001dae6f"/>
    </style:style>
    <style:style style:name="P53" style:family="paragraph" style:parent-style-name="Text_20_body" style:list-style-name="L12">
      <style:text-properties officeooo:rsid="001ed073" officeooo:paragraph-rsid="001ed073"/>
    </style:style>
    <style:style style:name="P54" style:family="paragraph" style:parent-style-name="Text_20_body" style:list-style-name="L13">
      <style:text-properties officeooo:rsid="002358b1" officeooo:paragraph-rsid="002358b1"/>
    </style:style>
    <style:style style:name="P55" style:family="paragraph" style:parent-style-name="Text_20_body" style:list-style-name="L14">
      <style:text-properties officeooo:rsid="002358b1" officeooo:paragraph-rsid="002358b1"/>
    </style:style>
    <style:style style:name="P56" style:family="paragraph" style:parent-style-name="Text_20_body" style:list-style-name="L15">
      <style:text-properties officeooo:rsid="002358b1" officeooo:paragraph-rsid="002358b1"/>
    </style:style>
    <style:style style:name="P57" style:family="paragraph" style:parent-style-name="Text_20_body" style:list-style-name="L16">
      <style:text-properties officeooo:rsid="002358b1" officeooo:paragraph-rsid="002358b1"/>
    </style:style>
    <style:style style:name="P58" style:family="paragraph" style:parent-style-name="Text_20_body" style:list-style-name="L14"/>
    <style:style style:name="P59" style:family="paragraph" style:parent-style-name="Text_20_body" style:list-style-name="L14">
      <style:text-properties officeooo:paragraph-rsid="0035a409"/>
    </style:style>
    <style:style style:name="P60" style:family="paragraph" style:parent-style-name="Text_20_body" style:list-style-name="L14">
      <style:text-properties officeooo:paragraph-rsid="004cb03a"/>
    </style:style>
    <style:style style:name="P61" style:family="paragraph" style:parent-style-name="Text_20_body" style:list-style-name="L14">
      <style:text-properties officeooo:paragraph-rsid="005e94d1"/>
    </style:style>
    <style:style style:name="P62" style:family="paragraph" style:parent-style-name="Text_20_body" style:list-style-name="L14">
      <style:text-properties officeooo:paragraph-rsid="004e0fee"/>
    </style:style>
    <style:style style:name="P63" style:family="paragraph" style:parent-style-name="Text_20_body" style:list-style-name="L14">
      <style:text-properties officeooo:paragraph-rsid="005efcc5"/>
    </style:style>
    <style:style style:name="P64" style:family="paragraph" style:parent-style-name="Text_20_body" style:list-style-name="L14">
      <style:text-properties officeooo:paragraph-rsid="006263f7"/>
    </style:style>
    <style:style style:name="P65" style:family="paragraph" style:parent-style-name="Text_20_body" style:list-style-name="L16">
      <style:text-properties officeooo:rsid="00257948" officeooo:paragraph-rsid="00257948"/>
    </style:style>
    <style:style style:name="P66" style:family="paragraph" style:parent-style-name="Text_20_body" style:list-style-name="L16">
      <style:text-properties officeooo:rsid="00268f39" officeooo:paragraph-rsid="00268f39"/>
    </style:style>
    <style:style style:name="P67" style:family="paragraph" style:parent-style-name="Text_20_body" style:list-style-name="L16">
      <style:text-properties officeooo:rsid="0023f043" officeooo:paragraph-rsid="0023f043"/>
    </style:style>
    <style:style style:name="P68" style:family="paragraph" style:parent-style-name="Text_20_body" style:list-style-name="L16">
      <style:text-properties officeooo:rsid="0025e27f" officeooo:paragraph-rsid="0025e27f"/>
    </style:style>
    <style:style style:name="P69" style:family="paragraph" style:parent-style-name="Text_20_body" style:list-style-name="L17">
      <style:text-properties officeooo:rsid="0025e27f" officeooo:paragraph-rsid="0025e27f"/>
    </style:style>
    <style:style style:name="P70" style:family="paragraph" style:parent-style-name="Text_20_body" style:list-style-name="L16">
      <style:text-properties officeooo:rsid="005aedfd" officeooo:paragraph-rsid="005aedfd"/>
    </style:style>
    <style:style style:name="P71" style:family="paragraph" style:parent-style-name="Text_20_body" style:list-style-name="L14">
      <style:text-properties officeooo:rsid="002ac492" officeooo:paragraph-rsid="002ac492"/>
    </style:style>
    <style:style style:name="P72" style:family="paragraph" style:parent-style-name="Text_20_body" style:list-style-name="L18">
      <style:text-properties officeooo:rsid="002ca7b6" officeooo:paragraph-rsid="002ca7b6"/>
    </style:style>
    <style:style style:name="P73" style:family="paragraph" style:parent-style-name="Text_20_body" style:list-style-name="L18">
      <style:text-properties officeooo:rsid="002beec2" officeooo:paragraph-rsid="002beec2"/>
    </style:style>
    <style:style style:name="P74" style:family="paragraph" style:parent-style-name="Text_20_body" style:list-style-name="L14">
      <style:text-properties officeooo:rsid="002beec2" officeooo:paragraph-rsid="002beec2"/>
    </style:style>
    <style:style style:name="P75" style:family="paragraph" style:parent-style-name="Text_20_body" style:list-style-name="L19">
      <style:text-properties officeooo:paragraph-rsid="0035a409"/>
    </style:style>
    <style:style style:name="P76" style:family="paragraph" style:parent-style-name="Text_20_body" style:list-style-name="L20"/>
    <style:style style:name="P77" style:family="paragraph" style:parent-style-name="Text_20_body" style:list-style-name="L20">
      <style:text-properties officeooo:paragraph-rsid="0027ebd8"/>
    </style:style>
    <style:style style:name="P78" style:family="paragraph" style:parent-style-name="Text_20_body" style:list-style-name="L21">
      <style:text-properties officeooo:rsid="002cfa4b" officeooo:paragraph-rsid="002ec432"/>
    </style:style>
    <style:style style:name="P79" style:family="paragraph" style:parent-style-name="Text_20_body" style:list-style-name="L21">
      <style:text-properties officeooo:rsid="002cfa4b" officeooo:paragraph-rsid="0032f5f9"/>
    </style:style>
    <style:style style:name="P80" style:family="paragraph" style:parent-style-name="Text_20_body" style:list-style-name="L21">
      <style:text-properties officeooo:rsid="002cfa4b" officeooo:paragraph-rsid="003056ec"/>
    </style:style>
    <style:style style:name="P81" style:family="paragraph" style:parent-style-name="Text_20_body" style:list-style-name="L21">
      <style:text-properties officeooo:rsid="002cfa4b" officeooo:paragraph-rsid="0035a409"/>
    </style:style>
    <style:style style:name="P82" style:family="paragraph" style:parent-style-name="Text_20_body" style:list-style-name="L22">
      <style:text-properties officeooo:paragraph-rsid="004cb03a"/>
    </style:style>
    <style:style style:name="P83" style:family="paragraph" style:parent-style-name="Text_20_body" style:list-style-name="L25">
      <style:text-properties officeooo:paragraph-rsid="005e94d1"/>
    </style:style>
    <style:style style:name="P84" style:family="paragraph" style:parent-style-name="Text_20_body" style:list-style-name="L26">
      <style:text-properties officeooo:paragraph-rsid="004e0fee"/>
    </style:style>
    <style:style style:name="P85" style:family="paragraph" style:parent-style-name="Text_20_body" style:list-style-name="L26">
      <style:text-properties officeooo:paragraph-rsid="006263f7"/>
    </style:style>
    <style:style style:name="P86" style:family="paragraph" style:parent-style-name="Text_20_body" style:list-style-name="L26">
      <style:text-properties officeooo:paragraph-rsid="005efcc5"/>
    </style:style>
    <style:style style:name="P87" style:family="paragraph" style:parent-style-name="Text_20_body" style:list-style-name="L26">
      <style:text-properties officeooo:paragraph-rsid="00672d9b"/>
    </style:style>
    <style:style style:name="P88" style:family="paragraph" style:parent-style-name="Text_20_body" style:list-style-name="L26">
      <style:text-properties officeooo:paragraph-rsid="004ed002"/>
    </style:style>
    <style:style style:name="P89" style:family="paragraph" style:parent-style-name="Text_20_body" style:list-style-name="L26">
      <style:text-properties officeooo:paragraph-rsid="0050936c"/>
    </style:style>
    <style:style style:name="P90" style:family="paragraph" style:parent-style-name="Text_20_body" style:list-style-name="L26">
      <style:text-properties officeooo:paragraph-rsid="00603705"/>
    </style:style>
    <style:style style:name="P91" style:family="paragraph" style:parent-style-name="Text_20_body" style:list-style-name="L27">
      <style:text-properties officeooo:paragraph-rsid="006263f7"/>
    </style:style>
    <style:style style:name="P92" style:family="paragraph" style:parent-style-name="Text_20_body" style:list-style-name="L27">
      <style:text-properties officeooo:paragraph-rsid="00641dac"/>
    </style:style>
    <style:style style:name="P93" style:family="paragraph" style:parent-style-name="Text_20_body" style:list-style-name="L28">
      <style:text-properties officeooo:paragraph-rsid="0051615e"/>
    </style:style>
    <style:style style:name="P94" style:family="paragraph" style:parent-style-name="Text_20_body" style:list-style-name="L28">
      <style:text-properties officeooo:paragraph-rsid="0061ac0b"/>
    </style:style>
    <style:style style:name="P95" style:family="paragraph" style:parent-style-name="Text_20_body" style:list-style-name="L29">
      <style:text-properties officeooo:paragraph-rsid="0051615e"/>
    </style:style>
    <style:style style:name="P96" style:family="paragraph" style:parent-style-name="Text_20_body" style:list-style-name="L29">
      <style:text-properties officeooo:paragraph-rsid="00641dac"/>
    </style:style>
    <style:style style:name="P97" style:family="paragraph" style:parent-style-name="Text_20_body" style:list-style-name="L30">
      <style:text-properties officeooo:paragraph-rsid="0061ac0b"/>
    </style:style>
    <style:style style:name="P98" style:family="paragraph" style:parent-style-name="Text_20_body" style:list-style-name="L31">
      <style:text-properties officeooo:paragraph-rsid="0051615e"/>
    </style:style>
    <style:style style:name="P99" style:family="paragraph" style:parent-style-name="Text_20_body" style:list-style-name="L31">
      <style:text-properties officeooo:paragraph-rsid="00641dac"/>
    </style:style>
    <style:style style:name="P100" style:family="paragraph" style:parent-style-name="Text_20_body" style:list-style-name="L32">
      <style:text-properties officeooo:paragraph-rsid="00641dac"/>
    </style:style>
    <style:style style:name="P101" style:family="paragraph" style:parent-style-name="Text_20_body" style:list-style-name="L33">
      <style:text-properties officeooo:paragraph-rsid="0061ac0b"/>
    </style:style>
    <style:style style:name="P102" style:family="paragraph" style:parent-style-name="Text_20_body" style:list-style-name="L34">
      <style:text-properties officeooo:paragraph-rsid="0061ac0b"/>
    </style:style>
    <style:style style:name="P103" style:family="paragraph" style:parent-style-name="Text_20_body" style:list-style-name="L34">
      <style:text-properties officeooo:paragraph-rsid="00655f27"/>
    </style:style>
    <style:style style:name="P104" style:family="paragraph" style:parent-style-name="Text_20_body" style:list-style-name="L35">
      <style:text-properties officeooo:paragraph-rsid="0061ac0b"/>
    </style:style>
    <style:style style:name="P105" style:family="paragraph" style:parent-style-name="Text_20_body" style:list-style-name="L36">
      <style:text-properties officeooo:paragraph-rsid="00655f27"/>
    </style:style>
    <style:style style:name="P106" style:family="paragraph" style:parent-style-name="Text_20_body" style:list-style-name="L36">
      <style:text-properties officeooo:paragraph-rsid="0061ac0b"/>
    </style:style>
    <style:style style:name="P107" style:family="paragraph" style:parent-style-name="Text_20_body" style:list-style-name="L37">
      <style:text-properties officeooo:paragraph-rsid="003b8d28"/>
    </style:style>
    <style:style style:name="P108" style:family="paragraph" style:parent-style-name="Text_20_body" style:list-style-name="L38">
      <style:text-properties officeooo:paragraph-rsid="003f5769"/>
    </style:style>
    <style:style style:name="P109" style:family="paragraph" style:parent-style-name="Text_20_body" style:list-style-name="L39">
      <style:text-properties officeooo:paragraph-rsid="003f5769"/>
    </style:style>
    <style:style style:name="P110" style:family="paragraph" style:parent-style-name="Text_20_body" style:list-style-name="L39">
      <style:text-properties officeooo:paragraph-rsid="00407fd6"/>
    </style:style>
    <style:style style:name="P111" style:family="paragraph" style:parent-style-name="Text_20_body" style:list-style-name="L40">
      <style:text-properties officeooo:paragraph-rsid="00407fd6"/>
    </style:style>
    <style:style style:name="P112" style:family="paragraph" style:parent-style-name="Text_20_body" style:list-style-name="L37">
      <style:text-properties officeooo:rsid="003b8d28" officeooo:paragraph-rsid="003b8d28"/>
    </style:style>
    <style:style style:name="P113" style:family="paragraph" style:parent-style-name="Text_20_body" style:list-style-name="L41">
      <style:text-properties officeooo:rsid="003b8d28" officeooo:paragraph-rsid="003b8d28"/>
    </style:style>
    <style:style style:name="P114" style:family="paragraph" style:parent-style-name="Text_20_body" style:list-style-name="L42">
      <style:text-properties officeooo:rsid="006a593d" officeooo:paragraph-rsid="006a593d"/>
    </style:style>
    <style:style style:name="P115" style:family="paragraph" style:parent-style-name="Text_20_body" style:list-style-name="L43">
      <style:text-properties officeooo:rsid="00724fdd" officeooo:paragraph-rsid="00724fdd"/>
    </style:style>
    <style:style style:name="P116" style:family="paragraph" style:parent-style-name="Text_20_body" style:list-style-name="L51">
      <style:text-properties officeooo:rsid="00724fdd" officeooo:paragraph-rsid="00724fdd"/>
    </style:style>
    <style:style style:name="P117" style:family="paragraph" style:parent-style-name="Text_20_body" style:list-style-name="L51">
      <style:text-properties officeooo:rsid="007569a3" officeooo:paragraph-rsid="007569a3"/>
    </style:style>
    <style:style style:name="P118" style:family="paragraph" style:parent-style-name="Text_20_body" style:list-style-name="L43">
      <style:text-properties officeooo:rsid="00771422" officeooo:paragraph-rsid="00771422"/>
    </style:style>
    <style:style style:name="P119" style:family="paragraph" style:parent-style-name="Text_20_body">
      <style:text-properties officeooo:rsid="00771422" officeooo:paragraph-rsid="00771422"/>
    </style:style>
    <style:style style:name="P120" style:family="paragraph" style:parent-style-name="Text_20_body" style:list-style-name="L52">
      <style:text-properties officeooo:rsid="00774be5" officeooo:paragraph-rsid="00774be5"/>
    </style:style>
    <style:style style:name="P121" style:family="paragraph" style:parent-style-name="Text_20_body" style:list-style-name="L23">
      <loext:graphic-properties draw:fill="none"/>
      <style:paragraph-properties fo:margin-top="0in" fo:margin-bottom="0.0972in" loext:contextual-spacing="false" fo:line-height="120%" fo:background-color="transparent"/>
      <style:text-properties officeooo:paragraph-rsid="004cb03a"/>
    </style:style>
    <style:style style:name="P122" style:family="paragraph" style:parent-style-name="Text_20_body" style:list-style-name="L24">
      <loext:graphic-properties draw:fill="none"/>
      <style:paragraph-properties fo:margin-top="0in" fo:margin-bottom="0.0972in" loext:contextual-spacing="false" fo:line-height="120%" fo:background-color="transparent"/>
      <style:text-properties officeooo:paragraph-rsid="004cb03a"/>
    </style:style>
    <style:style style:name="P123" style:family="paragraph" style:parent-style-name="Text_20_body" style:list-style-name="L25">
      <loext:graphic-properties draw:fill="none"/>
      <style:paragraph-properties fo:margin-top="0in" fo:margin-bottom="0.0972in" loext:contextual-spacing="false" fo:line-height="120%" fo:background-color="transparent"/>
      <style:text-properties officeooo:paragraph-rsid="005e94d1"/>
    </style:style>
    <style:style style:name="P124" style:family="paragraph" style:parent-style-name="Text_20_body" style:list-style-name="L49">
      <loext:graphic-properties draw:fill="none"/>
      <style:paragraph-properties fo:margin-top="0in" fo:margin-bottom="0in" loext:contextual-spacing="false" fo:background-color="transparent"/>
    </style:style>
    <style:style style:name="P125" style:family="paragraph" style:parent-style-name="Text_20_body" style:list-style-name="L44">
      <style:paragraph-properties fo:margin-top="0in" fo:margin-bottom="0in" loext:contextual-spacing="false"/>
      <style:text-properties officeooo:rsid="006c342a" officeooo:paragraph-rsid="006c342a"/>
    </style:style>
    <style:style style:name="P126" style:family="paragraph" style:parent-style-name="Text_20_body" style:list-style-name="L47">
      <style:paragraph-properties fo:margin-top="0in" fo:margin-bottom="0in" loext:contextual-spacing="false"/>
      <style:text-properties officeooo:rsid="006c342a" officeooo:paragraph-rsid="006c342a"/>
    </style:style>
    <style:style style:name="P127" style:family="paragraph" style:parent-style-name="Text_20_body" style:list-style-name="L48">
      <loext:graphic-properties draw:fill="none"/>
      <style:paragraph-properties fo:margin-top="0in" fo:margin-bottom="0in" loext:contextual-spacing="false" fo:background-color="transparent"/>
      <style:text-properties officeooo:rsid="006d559e" officeooo:paragraph-rsid="006d559e"/>
    </style:style>
    <style:style style:name="P128" style:family="paragraph" style:parent-style-name="Text_20_body">
      <loext:graphic-properties draw:fill="none"/>
      <style:paragraph-properties fo:margin-top="0in" fo:margin-bottom="0in" loext:contextual-spacing="false" fo:background-color="transparent"/>
      <style:text-properties officeooo:rsid="006d559e" officeooo:paragraph-rsid="006d559e"/>
    </style:style>
    <style:style style:name="P129" style:family="paragraph" style:parent-style-name="Text_20_body" style:list-style-name="L48">
      <loext:graphic-properties draw:fill="none"/>
      <style:paragraph-properties fo:margin-top="0in" fo:margin-bottom="0in" loext:contextual-spacing="false" fo:background-color="transparent"/>
      <style:text-properties officeooo:rsid="006f1718" officeooo:paragraph-rsid="006f1718"/>
    </style:style>
    <style:style style:name="P130" style:family="paragraph" style:parent-style-name="Text_20_body">
      <style:paragraph-properties fo:margin-top="0in" fo:margin-bottom="0in" loext:contextual-spacing="false"/>
      <style:text-properties officeooo:rsid="006a593d" officeooo:paragraph-rsid="00724fdd"/>
    </style:style>
    <style:style style:name="P131" style:family="paragraph" style:parent-style-name="Text_20_body" style:list-style-name="L50" style:master-page-name="">
      <style:paragraph-properties fo:margin-top="0in" fo:margin-bottom="0in" loext:contextual-spacing="false" style:page-number="auto"/>
      <style:text-properties officeooo:rsid="007569a3" officeooo:paragraph-rsid="007569a3"/>
    </style:style>
    <style:style style:name="P132" style:family="paragraph" style:parent-style-name="Text_20_body" style:master-page-name="">
      <loext:graphic-properties draw:fill="none"/>
      <style:paragraph-properties fo:margin-left="0.5in" fo:margin-right="0in" fo:margin-top="0in" fo:margin-bottom="0in" loext:contextual-spacing="false" fo:line-height="120%" fo:text-indent="0in" style:auto-text-indent="false" style:page-number="auto" fo:background-color="transparent"/>
      <style:text-properties fo:font-size="10pt" officeooo:rsid="0074bd79" officeooo:paragraph-rsid="0074bd79" style:font-size-asian="10pt" style:font-size-complex="10pt"/>
    </style:style>
    <style:style style:name="P133" style:family="paragraph" style:parent-style-name="Text_20_body">
      <loext:graphic-properties draw:fill="none"/>
      <style:paragraph-properties fo:margin-left="0.5in" fo:margin-right="0in" fo:margin-top="0in" fo:margin-bottom="0in" loext:contextual-spacing="false" fo:line-height="120%" fo:text-indent="0in" style:auto-text-indent="false" fo:background-color="transparent"/>
      <style:text-properties fo:font-size="10pt" officeooo:rsid="0074bd79" officeooo:paragraph-rsid="0074bd79" style:font-size-asian="10pt" style:font-size-complex="10pt"/>
    </style:style>
    <style:style style:name="P134" style:family="paragraph" style:parent-style-name="Text_20_body">
      <loext:graphic-properties draw:fill="none"/>
      <style:paragraph-properties fo:margin-left="0.5in" fo:margin-right="0in" fo:margin-top="0in" fo:margin-bottom="0in" loext:contextual-spacing="false" fo:line-height="120%" fo:text-indent="0in" style:auto-text-indent="false" fo:background-color="transparent"/>
      <style:text-properties fo:font-size="10pt" officeooo:rsid="007569a3" officeooo:paragraph-rsid="007569a3" style:font-size-asian="10pt" style:font-size-complex="10pt"/>
    </style:style>
    <style:style style:name="P135" style:family="paragraph" style:parent-style-name="Text_20_body" style:master-page-name="">
      <loext:graphic-properties draw:fill="none"/>
      <style:paragraph-properties fo:margin-left="0.5in" fo:margin-right="0in" fo:margin-top="0in" fo:margin-bottom="0in" loext:contextual-spacing="false" fo:line-height="120%" fo:text-indent="0in" style:auto-text-indent="false" style:page-number="auto" fo:background-color="transparent"/>
      <style:text-properties fo:font-size="10pt" officeooo:rsid="007569a3" officeooo:paragraph-rsid="007569a3" style:font-size-asian="10pt" style:font-size-complex="10pt"/>
    </style:style>
    <style:style style:name="P136" style:family="paragraph" style:parent-style-name="Text_20_body" style:master-page-name="">
      <loext:graphic-properties draw:fill="none"/>
      <style:paragraph-properties fo:margin-left="0.5in" fo:margin-right="0in" fo:margin-top="0in" fo:margin-bottom="0in" loext:contextual-spacing="false" fo:line-height="120%" fo:text-indent="0in" style:auto-text-indent="false" style:page-number="auto" fo:background-color="transparent"/>
      <style:text-properties fo:font-size="10pt" officeooo:rsid="007569a3" officeooo:paragraph-rsid="007569a3" style:font-size-asian="10pt" style:font-size-complex="10pt"/>
    </style:style>
    <style:style style:name="P137" style:family="paragraph" style:parent-style-name="Text_20_body" style:master-page-name="">
      <loext:graphic-properties draw:fill="none"/>
      <style:paragraph-properties fo:margin-left="0.5in" fo:margin-right="0in" fo:margin-top="0in" fo:margin-bottom="0in" loext:contextual-spacing="false" fo:line-height="120%" fo:text-indent="0in" style:auto-text-indent="false" style:page-number="auto" fo:background-color="transparent"/>
      <style:text-properties fo:font-size="10pt" officeooo:rsid="007569a3" officeooo:paragraph-rsid="007569a3" style:font-size-asian="10pt" style:font-size-complex="10pt"/>
    </style:style>
    <style:style style:name="P138" style:family="paragraph" style:parent-style-name="Heading" style:list-style-name="L47"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text-properties officeooo:rsid="006d559e" officeooo:paragraph-rsid="006d559e"/>
    </style:style>
    <style:style style:name="P139" style:family="paragraph" style:parent-style-name="Heading_20_1">
      <style:text-properties officeooo:rsid="00066c3f" officeooo:paragraph-rsid="00066c3f"/>
    </style:style>
    <style:style style:name="P140" style:family="paragraph" style:parent-style-name="Heading_20_1">
      <style:text-properties officeooo:rsid="0005ddec" officeooo:paragraph-rsid="000e478e"/>
    </style:style>
    <style:style style:name="P141" style:family="paragraph" style:parent-style-name="Heading_20_1">
      <style:text-properties officeooo:rsid="0005ddec" officeooo:paragraph-rsid="0005ddec"/>
    </style:style>
    <style:style style:name="P142" style:family="paragraph" style:parent-style-name="Heading_20_1">
      <style:text-properties officeooo:rsid="0005ddec" officeooo:paragraph-rsid="002cfa4b"/>
    </style:style>
    <style:style style:name="P143" style:family="paragraph" style:parent-style-name="Heading_20_2">
      <style:text-properties officeooo:rsid="00066c3f" officeooo:paragraph-rsid="00066c3f"/>
    </style:style>
    <style:style style:name="P144" style:family="paragraph" style:parent-style-name="Heading_20_2">
      <style:text-properties officeooo:rsid="0005ddec" officeooo:paragraph-rsid="0005ddec"/>
    </style:style>
    <style:style style:name="P145" style:family="paragraph" style:parent-style-name="Heading_20_2">
      <style:text-properties officeooo:paragraph-rsid="003450de"/>
    </style:style>
    <style:style style:name="P146" style:family="paragraph" style:parent-style-name="Heading_20_2">
      <style:text-properties officeooo:rsid="00688445" officeooo:paragraph-rsid="00688445"/>
    </style:style>
    <style:style style:name="P147" style:family="paragraph" style:parent-style-name="Heading_20_3">
      <style:text-properties officeooo:rsid="002358b1" officeooo:paragraph-rsid="002358b1"/>
    </style:style>
    <style:style style:name="P148" style:family="paragraph" style:parent-style-name="Heading_20_3">
      <style:text-properties officeooo:rsid="002358b1" officeooo:paragraph-rsid="006a593d"/>
    </style:style>
    <style:style style:name="P149" style:family="paragraph" style:parent-style-name="Heading_20_3">
      <style:text-properties officeooo:paragraph-rsid="003b8d28"/>
    </style:style>
    <style:style style:name="P150" style:family="paragraph" style:parent-style-name="Heading_20_3">
      <style:text-properties officeooo:paragraph-rsid="0061ac0b"/>
    </style:style>
    <style:style style:name="P151" style:family="paragraph" style:parent-style-name="Heading_20_3">
      <style:text-properties officeooo:rsid="006a593d" officeooo:paragraph-rsid="006a593d"/>
    </style:style>
    <style:style style:name="P152" style:family="paragraph" style:parent-style-name="Heading_20_3">
      <style:text-properties officeooo:rsid="00774be5" officeooo:paragraph-rsid="00774be5"/>
    </style:style>
    <style:style style:name="P153" style:family="paragraph" style:parent-style-name="Preformatted_20_Text" style:list-style-name="L25">
      <style:text-properties officeooo:paragraph-rsid="005e94d1"/>
    </style:style>
    <style:style style:name="P154" style:family="paragraph" style:parent-style-name="Preformatted_20_Text" style:list-style-name="L38">
      <style:text-properties officeooo:paragraph-rsid="003f5769"/>
    </style:style>
    <style:style style:name="P155" style:family="paragraph" style:parent-style-name="Preformatted_20_Text" style:list-style-name="L38">
      <style:text-properties officeooo:paragraph-rsid="003b8d28"/>
    </style:style>
    <style:style style:name="P156" style:family="paragraph" style:parent-style-name="Preformatted_20_Text" style:list-style-name="L25">
      <style:paragraph-properties fo:margin-top="0in" fo:margin-bottom="0.1965in" loext:contextual-spacing="false"/>
      <style:text-properties officeooo:paragraph-rsid="005e94d1"/>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fo:font-weight="normal" officeooo:rsid="0058ee87" style:font-weight-asian="normal" style:font-weight-complex="normal"/>
    </style:style>
    <style:style style:name="T45" style:family="text">
      <style:text-properties fo:font-weight="normal" officeooo:rsid="005937a5" style:font-weight-asian="normal" style:font-weight-complex="normal"/>
    </style:style>
    <style:style style:name="T46" style:family="text">
      <style:text-properties fo:font-weight="normal" officeooo:rsid="005e94d1" style:font-weight-asian="normal" style:font-weight-complex="normal"/>
    </style:style>
    <style:style style:name="T47" style:family="text">
      <style:text-properties fo:font-weight="normal" officeooo:rsid="005efcc5" style:font-weight-asian="normal" style:font-weight-complex="normal"/>
    </style:style>
    <style:style style:name="T48" style:family="text">
      <style:text-properties fo:font-weight="normal" officeooo:rsid="00603705" style:font-weight-asian="normal" style:font-weight-complex="normal"/>
    </style:style>
    <style:style style:name="T49" style:family="text">
      <style:text-properties fo:font-weight="normal" officeooo:rsid="0061ac0b" style:font-weight-asian="normal" style:font-weight-complex="normal"/>
    </style:style>
    <style:style style:name="T50" style:family="text">
      <style:text-properties fo:font-weight="normal" officeooo:rsid="006263f7" style:font-weight-asian="normal" style:font-weight-complex="normal"/>
    </style:style>
    <style:style style:name="T51" style:family="text">
      <style:text-properties fo:font-weight="normal" officeooo:rsid="00641dac" style:font-weight-asian="normal" style:font-weight-complex="normal"/>
    </style:style>
    <style:style style:name="T52" style:family="text">
      <style:text-properties fo:font-weight="normal" officeooo:rsid="00655f27" style:font-weight-asian="normal" style:font-weight-complex="normal"/>
    </style:style>
    <style:style style:name="T53" style:family="text">
      <style:text-properties fo:font-weight="normal" officeooo:rsid="00672d9b" style:font-weight-asian="normal" style:font-weight-complex="normal"/>
    </style:style>
    <style:style style:name="T54" style:family="text">
      <style:text-properties officeooo:rsid="0029767b"/>
    </style:style>
    <style:style style:name="T55" style:family="text">
      <style:text-properties officeooo:rsid="002ac492"/>
    </style:style>
    <style:style style:name="T56" style:family="text">
      <style:text-properties officeooo:rsid="002beec2"/>
    </style:style>
    <style:style style:name="T57" style:family="text">
      <style:text-properties officeooo:rsid="004511ed"/>
    </style:style>
    <style:style style:name="T58" style:family="text">
      <style:text-properties officeooo:rsid="002ca7b6"/>
    </style:style>
    <style:style style:name="T59" style:family="text">
      <style:text-properties style:font-name="Liberation Serif" fo:font-size="12pt" fo:font-weight="normal" style:font-size-asian="12pt" style:font-weight-asian="normal" style:font-size-complex="12pt" style:font-weight-complex="normal"/>
    </style:style>
    <style:style style:name="T60" style:family="text">
      <style:text-properties style:font-name="Liberation Serif" fo:font-size="12pt" fo:font-weight="normal" officeooo:rsid="00386118" style:font-size-asian="12pt" style:font-weight-asian="normal" style:font-size-complex="12pt" style:font-weight-complex="normal"/>
    </style:style>
    <style:style style:name="T61" style:family="text">
      <style:text-properties style:font-name="Liberation Serif" fo:font-size="12pt" fo:font-weight="normal" officeooo:rsid="005937a5" style:font-size-asian="12pt" style:font-weight-asian="normal" style:font-size-complex="12pt" style:font-weight-complex="normal"/>
    </style:style>
    <style:style style:name="T62" style:family="text">
      <style:text-properties officeooo:rsid="0031432a"/>
    </style:style>
    <style:style style:name="T63" style:family="text">
      <style:text-properties style:font-name="Liberation Mono" fo:font-size="10pt" fo:font-weight="normal" officeooo:rsid="003f5769" style:font-size-asian="10pt" style:font-weight-asian="normal" style:font-size-complex="10pt" style:font-weight-complex="normal"/>
    </style:style>
    <style:style style:name="T64"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65"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66"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7"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8"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9"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70"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71" style:family="text">
      <style:text-properties fo:color="#000000" style:font-name="Monospace" fo:font-size="10pt" fo:background-color="#e8f2fe" loext:char-shading-value="0" style:font-size-asian="10pt"/>
    </style:style>
    <style:style style:name="T72"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73" style:family="text">
      <style:text-properties fo:color="#2a00ff" style:font-name="Monospace" fo:font-size="10pt" fo:background-color="#e8f2fe" loext:char-shading-value="0" style:font-size-asian="10pt"/>
    </style:style>
    <style:style style:name="T74" style:family="text">
      <style:text-properties officeooo:rsid="003b8d28"/>
    </style:style>
    <style:style style:name="T75" style:family="text">
      <style:text-properties officeooo:rsid="003f5769"/>
    </style:style>
    <style:style style:name="T76" style:family="text">
      <style:text-properties officeooo:rsid="005597c1"/>
    </style:style>
    <style:style style:name="T77" style:family="text">
      <style:text-properties officeooo:rsid="00579118"/>
    </style:style>
    <style:style style:name="T78" style:family="text">
      <style:text-properties officeooo:rsid="005aedfd"/>
    </style:style>
    <style:style style:name="T79" style:family="text">
      <style:text-properties officeooo:rsid="0061ac0b"/>
    </style:style>
    <style:style style:name="T80" style:family="text">
      <style:text-properties officeooo:rsid="00688445"/>
    </style:style>
    <style:style style:name="T81" style:family="text">
      <style:text-properties officeooo:rsid="006c534e"/>
    </style:style>
    <style:style style:name="T82" style:family="text">
      <style:text-properties officeooo:rsid="006d45cb"/>
    </style:style>
    <style:style style:name="T83" style:family="text">
      <style:text-properties officeooo:rsid="006d559e"/>
    </style:style>
    <style:style style:name="T84" style:family="text">
      <style:text-properties officeooo:rsid="0071162a"/>
    </style:style>
    <style:style style:name="T85" style:family="text">
      <style:text-properties officeooo:rsid="00721d58"/>
    </style:style>
    <style:style style:name="T86" style:family="text">
      <style:text-properties officeooo:rsid="00724fdd"/>
    </style:style>
    <style:style style:name="T87" style:family="text">
      <style:text-properties officeooo:rsid="007714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139" text:outline-level="1">System Details</text:h>
      <text:h text:style-name="P143" text:outline-level="2">Hardware</text:h>
      <text:list xml:id="list121033724964570502" text:style-name="L1">
        <text:list-item>
          <text:p text:style-name="P21">Dell Inspiron 15” laptop (7559)</text:p>
        </text:list-item>
      </text:list>
      <text:list xml:id="list2346574345758142561" text:style-name="L2">
        <text:list-item>
          <text:list>
            <text:list-item>
              <text:p text:style-name="P22">$793 from Amazon</text:p>
            </text:list-item>
            <text:list-item>
              <text:p text:style-name="P22">NVIDIA GTX 960M Graphics card (4 GB RAM)</text:p>
            </text:list-item>
            <text:list-item>
              <text:p text:style-name="P22"><text:s/>8 GB RAM</text:p>
            </text:list-item>
            <text:list-item>
              <text:p text:style-name="P22">Intel I5 Processor</text:p>
            </text:list-item>
            <text:list-item>
              <text:p text:style-name="P22">256 GB Internal SSD Drive </text:p>
            </text:list-item>
          </text:list>
        </text:list-item>
      </text:list>
      <text:list xml:id="list215739142496359" text:continue-list="list121033724964570502" text:style-name="L1">
        <text:list-item>
          <text:p text:style-name="P21">Samsung 256 GB SSD <text:span text:style-name="T10">second </text:span>internal drive</text:p>
        </text:list-item>
      </text:list>
      <text:list xml:id="list7109361132888967275" text:style-name="L3">
        <text:list-item>
          <text:list>
            <text:list-item>
              <text:p text:style-name="P23">$96 from Amazon</text:p>
            </text:list-item>
            <text:list-item>
              <text:p text:style-name="P23">Installation (easy):</text:p>
              <text:list>
                <text:list-item>
                  <text:p text:style-name="P23">Remove single screw and <text:span text:style-name="T10">open</text:span> back cover</text:p>
                </text:list-item>
                <text:list-item>
                  <text:p text:style-name="P23">Insert drive into empty slot and connect cable</text:p>
                </text:list-item>
                <text:list-item>
                  <text:p text:style-name="P23"><text:span text:style-name="T10">close</text:span> back cover <text:span text:style-name="T10">and reattach screw</text:span></text:p>
                </text:list-item>
              </text:list>
            </text:list-item>
          </text:list>
        </text:list-item>
      </text:list>
      <text:h text:style-name="P143" text:outline-level="2">Software</text:h>
      <text:list xml:id="list1233533834971578835" text:style-name="L4">
        <text:list-item>
          <text:p text:style-name="P24">Windows 10 (pre-installed on internal <text:span text:style-name="T10">SSD </text:span>drive)</text:p>
        </text:list-item>
        <text:list-item>
          <text:p text:style-name="P25">UEFI (Unified Extensible Firmware Interface) BIOS <text:span text:style-name="T10">Installed</text:span></text:p>
        </text:list-item>
      </text:list>
      <text:h text:style-name="P140" text:outline-level="1">Windows and Linux<text:span text:style-name="T3"> </text:span>Dual Boot</text:h>
      <text:list xml:id="list6968944553919931415" text:style-name="L5">
        <text:list-item>
          <text:p text:style-name="P28">Create <text:span text:style-name="T1">Linux</text:span> Installation media</text:p>
        </text:list-item>
      </text:list>
      <text:list xml:id="list4925277435887163253" text:style-name="L6">
        <text:list-item>
          <text:list>
            <text:list-item>
              <text:p text:style-name="P26">On a Linux computer, Download Ubuntu 16.04 “.iso” <text:span text:style-name="T1">image</text:span></text:p>
              <text:list>
                <text:list-item>
                  <text:p text:style-name="P29">www.ubuntu.com/download/desktop</text:p>
                </text:list-item>
              </text:list>
            </text:list-item>
            <text:list-item>
              <text:p text:style-name="P26">Transfer image file to a 4GB micro SSD card</text:p>
              <text:list>
                <text:list-item>
                  <text:p text:style-name="P26">Determine device name of SSD card</text:p>
                  <text:list>
                    <text:list-item>
                      <text:p text:style-name="P27"><text:soft-page-break/>sudo fdisk -l</text:p>
                      <text:list>
                        <text:list-item>
                          <text:p text:style-name="P26">record initial /dev ids (e.g. /dev/sda1,/dev/sda2 ..)</text:p>
                        </text:list-item>
                      </text:list>
                    </text:list-item>
                    <text:list-item>
                      <text:p text:style-name="P26">Insert SSD card into USB card reader and connect to a USB port</text:p>
                    </text:list-item>
                    <text:list-item>
                      <text:p text:style-name="P27">sudo fdisk -l</text:p>
                      <text:list>
                        <text:list-item>
                          <text:p text:style-name="P26">note any new partitions (e.g. /dev/sdg1 ..)</text:p>
                        </text:list-item>
                        <text:list-item>
                          <text:p text:style-name="P29">record the partition name (<text:span text:style-name="T4">s</text:span>ans any numbers) e.g. “sdg”</text:p>
                        </text:list-item>
                      </text:list>
                    </text:list-item>
                  </text:list>
                </text:list-item>
                <text:list-item>
                  <text:p text:style-name="P26">Use dd to transfer downloaded image to card</text:p>
                  <text:list>
                    <text:list-item>
                      <text:p text:style-name="P26">sudo dd -i &lt;path-to-image&gt; -o /dev/&lt;dev-name-of-card&gt;</text:p>
                    </text:list-item>
                    <text:list-item>
                      <text:p text:style-name="P26">e.g. sudo dd -<text:span text:style-name="T1">i ~/Downloads/ubuntu-16.04.1-desktop-amd64.iso -o /dev/sdg</text:span></text:p>
                    </text:list-item>
                  </text:list>
                </text:list-item>
              </text:list>
            </text:list-item>
          </text:list>
        </text:list-item>
      </text:list>
      <text:list xml:id="list215738891616227" text:continue-list="list6968944553919931415" text:style-name="L5">
        <text:list-item>
          <text:p text:style-name="P30">Configure Windows</text:p>
        </text:list-item>
      </text:list>
      <text:list xml:id="list7070427647704315874" text:style-name="L7">
        <text:list-item>
          <text:list>
            <text:list-item>
              <text:p text:style-name="P31">Disable “Fast boot”</text:p>
              <text:list>
                <text:list-item>
                  <text:p text:style-name="P31">Control Panel→ Power Options</text:p>
                </text:list-item>
              </text:list>
            </text:list-item>
          </text:list>
        </text:list-item>
      </text:list>
      <text:list xml:id="list215740180815153" text:continue-list="list215738891616227" text:style-name="L5">
        <text:list-item>
          <text:p text:style-name="P28">Configure <text:span text:style-name="T1">BIOS</text:span></text:p>
        </text:list-item>
      </text:list>
      <text:list xml:id="list215739353165578" text:continue-list="list7070427647704315874" text:style-name="L7">
        <text:list-item>
          <text:list>
            <text:list-item>
              <text:p text:style-name="P31">Boot to BIOS (press f2 when booting)</text:p>
            </text:list-item>
            <text:list-item>
              <text:p text:style-name="P31">Tab to Boot Options</text:p>
            </text:list-item>
            <text:list-item>
              <text:p text:style-name="P31">Disable “Secure boot”</text:p>
            </text:list-item>
            <text:list-item>
              <text:p text:style-name="P31">Enable “Legacy boot options”</text:p>
            </text:list-item>
            <text:list-item>
              <text:p text:style-name="P31">keep UEFI boot mode</text:p>
            </text:list-item>
            <text:list-item>
              <text:p text:style-name="P31">Save and Exit (f10)</text:p>
            </text:list-item>
          </text:list>
        </text:list-item>
      </text:list>
      <text:list xml:id="list215738951297584" text:continue-list="list215740180815153" text:style-name="L5">
        <text:list-item>
          <text:p text:style-name="P28">Install Ubuntu on second 256 GB SSD drive</text:p>
        </text:list-item>
      </text:list>
      <text:list xml:id="list7473549968581107554" text:style-name="L8">
        <text:list-item>
          <text:list>
            <text:list-item>
              <text:p text:style-name="P32">Insert SSD with Ubuntu <text:span text:style-name="T12">installer </text:span>image in card reader into USB port of Inspiron</text:p>
            </text:list-item>
            <text:list-item>
              <text:p text:style-name="P33">reboot laptop</text:p>
            </text:list-item>
            <text:list-item>
              <text:p text:style-name="P33">press f12 (boot options) at start of boot cycle (be quick)</text:p>
              <text:list>
                <text:list-item>
                  <text:p text:style-name="P33">should see a boot device list on a blue background</text:p>
                </text:list-item>
              </text:list>
            </text:list-item>
            <text:list-item>
              <text:p text:style-name="P33">Choose “USB .. ” from list and press return</text:p>
              <text:list>
                <text:list-item>
                  <text:p text:style-name="P33">note: sometime not present in list (<text:span text:style-name="T2">if so, </text:span>power cycle and try again)</text:p>
                </text:list-item>
              </text:list>
            </text:list-item>
            <text:list-item>
              <text:p text:style-name="P34"><text:span text:style-name="T11">When Ubuntu installer boots s</text:span>hould see a (<text:span text:style-name="T3">maroon</text:span>) screen with 2 small icons at the bottom</text:p>
            </text:list-item>
            <text:list-item>
              <text:p text:style-name="P33"><text:soft-page-break/>press return to get list of install options</text:p>
            </text:list-item>
            <text:list-item>
              <text:p text:style-name="P35"><text:span text:style-name="T14">important: </text:span>press “Advanced” options (f6) and disable <text:span text:style-name="T2">ACPI (press esc to exit)</text:span></text:p>
              <text:list>
                <text:list-item>
                  <text:p text:style-name="P36">otherwise Ubuntu installer will hang on startup</text:p>
                </text:list-item>
              </text:list>
            </text:list-item>
            <text:list-item>
              <text:p text:style-name="P36">Choose “<text:span text:style-name="T11">T</text:span>ry Ubuntu” from options list</text:p>
            </text:list-item>
            <text:list-item>
              <text:p text:style-name="P36">When desktop comes up press <text:span text:style-name="T13">the </text:span>“Install Ubuntu Icon”</text:p>
            </text:list-item>
            <text:list-item>
              <text:p text:style-name="P37">Install Ubuntu on Second drive (sdb)</text:p>
            </text:list-item>
            <text:list-item>
              <text:p text:style-name="P37">choose sdb for boot partition in pulldown menu (<text:span text:style-name="T6">normally </text:span>defaults to sda)</text:p>
              <text:list>
                <text:list-item>
                  <text:p text:style-name="P37">Otherwise installation will fail to complete <text:span text:style-name="T6">(no way to exit except power cycle)</text:span></text:p>
                </text:list-item>
              </text:list>
            </text:list-item>
            <text:list-item>
              <text:p text:style-name="P38">Set swap size to 0 </text:p>
              <text:list>
                <text:list-item>
                  <text:p text:style-name="P38"><text:span text:style-name="T3">R</text:span>ecommended for SSD drives <text:span text:style-name="T13">to prevent write cycle wear</text:span></text:p>
                </text:list-item>
              </text:list>
            </text:list-item>
          </text:list>
        </text:list-item>
      </text:list>
      <text:list xml:id="list6138315963535617304" text:style-name="L9">
        <text:list-item>
          <text:list>
            <text:list-item>
              <text:p text:style-name="P39">Remove installation media</text:p>
            </text:list-item>
          </text:list>
        </text:list-item>
      </text:list>
      <text:list xml:id="list215739802170557" text:continue-list="list215738951297584" text:style-name="L5">
        <text:list-item>
          <text:p text:style-name="P40">Boot to Ubuntu (<text:span text:style-name="T76">after running Windows)</text:span></text:p>
        </text:list-item>
      </text:list>
      <text:list xml:id="list215738956618776" text:continue-list="list6138315963535617304" text:style-name="L9">
        <text:list-item>
          <text:list>
            <text:list-item>
              <text:p text:style-name="P39">Reboot laptop</text:p>
            </text:list-item>
            <text:list-item>
              <text:p text:style-name="P39">Press f12 when booting</text:p>
            </text:list-item>
            <text:list-item>
              <text:p text:style-name="P39">choose “Second HDD drive” from list (<text:span text:style-name="T5">this </text:span>new entry should <text:span text:style-name="T5">now </text:span>be present)</text:p>
            </text:list-item>
            <text:list-item>
              <text:p text:style-name="P41">log into Ubuntu (using user and password supplied during installation process)</text:p>
            </text:list-item>
          </text:list>
        </text:list-item>
      </text:list>
      <text:list xml:id="list215740355999818" text:continue-list="list215739802170557" text:style-name="L5">
        <text:list-item>
          <text:p text:style-name="P42">Fix ACPI startup <text:span text:style-name="T13">problem</text:span> in Ubuntu kernel loader</text:p>
        </text:list-item>
      </text:list>
      <text:list xml:id="list7951327188089807294" text:style-name="L10">
        <text:list-item>
          <text:list>
            <text:list-item>
              <text:p text:style-name="P43"><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4">The problem started after changing “Additional Drivers” tab in Software &amp; Updates window from “Nouveau” to NVIDIA</text:p>
                    </text:list-item>
                  </text:list>
                </text:list-item>
              </text:list>
            </text:list-item>
            <text:list-item>
              <text:p text:style-name="P45">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6">Once in edit mode then need<text:span text:style-name="T11">ed</text:span> to remove acpi=off from the kernel launch command line</text:p>
              <text:list>
                <text:list-item>
                  <text:p text:style-name="P47">press ctrl-x to continue boot</text:p>
                </text:list-item>
              </text:list>
            </text:list-item>
            <text:list-item>
              <text:p text:style-name="P47"><text:span text:style-name="T8">When (</text:span>If<text:span text:style-name="T8">)</text:span> Ubuntu now boots up do the following to make the change permanent</text:p>
              <text:list>
                <text:list-item>
                  <text:p text:style-name="P47">$ sudo gedit /etc/default/grub</text:p>
                </text:list-item>
                <text:list-item>
                  <text:p text:style-name="P47">Add a comment in front of: GRUB_CMDLINE_LINUX="acpi=off"</text:p>
                  <text:list>
                    <text:list-item>
                      <text:p text:style-name="P47"><text:soft-page-break/>#GRUB_CMDLINE_LINUX="acpi=off"</text:p>
                    </text:list-item>
                  </text:list>
                </text:list-item>
              </text:list>
            </text:list-item>
            <text:list-item>
              <text:p text:style-name="P47">$ sudo update-grub</text:p>
            </text:list-item>
          </text:list>
        </text:list-item>
      </text:list>
      <text:list xml:id="list215738833718822" text:continue-list="list215740355999818" text:style-name="L5">
        <text:list-item>
          <text:p text:style-name="P48">Boot to Windows (after running Ubuntu)</text:p>
        </text:list-item>
      </text:list>
      <text:list xml:id="list215739543275491" text:continue-list="list7951327188089807294" text:style-name="L10">
        <text:list-item>
          <text:list>
            <text:list-item>
              <text:p text:style-name="P49">Reboot laptop</text:p>
            </text:list-item>
            <text:list-item>
              <text:p text:style-name="P49"><text:span text:style-name="T77">don’t </text:span>press f<text:span text:style-name="T77">12</text:span> when booting</text:p>
            </text:list-item>
            <text:list-item>
              <text:p text:style-name="P50">default boot will launch Windows</text:p>
            </text:list-item>
          </text:list>
        </text:list-item>
      </text:list>
      <text:h text:style-name="P141" text:outline-level="1">Ubuntu 16.04</text:h>
      <text:h text:style-name="P144" text:outline-level="2">Configure Desktop</text:h>
      <text:list xml:id="list7605639901573848768" text:style-name="L11">
        <text:list-item>
          <text:p text:style-name="P51">Install gnome flashback</text:p>
        </text:list-item>
      </text:list>
      <text:list xml:id="list1097589897529188909" text:style-name="L12">
        <text:list-item>
          <text:p text:style-name="P52">Gave “Unity” yet another shot for a while but in the end I still like the older “flashback” interface better</text:p>
          <text:list>
            <text:list-item>
              <text:p text:style-name="P52"><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52">To install flashback:</text:p>
          <text:list>
            <text:list-item>
              <text:p text:style-name="P53">$ sudo apt-get update</text:p>
            </text:list-item>
            <text:list-item>
              <text:p text:style-name="P53">$ sudo apt-get install gnome-session-flashback</text:p>
            </text:list-item>
            <text:list-item>
              <text:p text:style-name="P53">Log out</text:p>
            </text:list-item>
            <text:list-item>
              <text:p text:style-name="P53">Log in and press icon on upper right of login window</text:p>
            </text:list-item>
            <text:list-item>
              <text:p text:style-name="P53">choose “Gnome Flashback Metacity”</text:p>
            </text:list-item>
          </text:list>
        </text:list-item>
      </text:list>
      <text:h text:style-name="P144" text:outline-level="2">Install/build FRC Software <text:span text:style-name="T80">(2016)</text:span></text:h>
      <text:h text:style-name="P147" text:outline-level="3">References</text:h>
      <text:list xml:id="list8246266164423617792" text:style-name="L13">
        <text:list-item>
          <text:p text:style-name="P54">https://wpilib.screenstepslive.com/s/4485/m/23353/l/228979-installing-frcsim-manually-ubuntu</text:p>
        </text:list-item>
      </text:list>
      <text:h text:style-name="P147" text:outline-level="3">Components</text:h>
      <text:list xml:id="list6481693140482742784" text:style-name="L14">
        <text:list-item>
          <text:p text:style-name="P55">Java (OpenJDK 1.8.0_91)</text:p>
        </text:list-item>
      </text:list>
      <text:list xml:id="list2108566721066482544" text:style-name="L15">
        <text:list-item>
          <text:list>
            <text:list-item>
              <text:p text:style-name="P56"><text:s/>sudo apt-get install default-jdk</text:p>
            </text:list-item>
          </text:list>
        </text:list-item>
      </text:list>
      <text:list xml:id="list215738936132234" text:continue-list="list6481693140482742784" text:style-name="L14">
        <text:list-item>
          <text:p text:style-name="P55">Eclipse (Neon)</text:p>
        </text:list-item>
      </text:list>
      <text:list xml:id="list4365663780536171701" text:style-name="L16">
        <text:list-item>
          <text:list>
            <text:list-item>
              <text:p text:style-name="P57">Download tar file from Eclipse download site</text:p>
              <text:list>
                <text:list-item>
                  <text:p text:style-name="P65"><text:soft-page-break/><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66">Install</text:p>
              <text:list>
                <text:list-item>
                  <text:p text:style-name="P67"><text:span text:style-name="T16">$ </text:span>tar -xf eclipse-inst-linux64.tar.gz</text:p>
                </text:list-item>
                <text:list-item>
                  <text:p text:style-name="P65"><text:span text:style-name="T16">$ </text:span>cd <text:span text:style-name="T16">~/Downloads/</text:span>eclipse-installer</text:p>
                </text:list-item>
                <text:list-item>
                  <text:p text:style-name="P68">$ ./eclipse-inst</text:p>
                  <text:list>
                    <text:list-item>
                      <text:p text:style-name="P68">set install path to /opt (previously write-enabled)</text:p>
                    </text:list-item>
                  </text:list>
                </text:list-item>
                <text:list-item>
                  <text:p text:style-name="P68">add to path in ~/.profile : /opt/eclipse/cpp-neon/eclipse</text:p>
                </text:list-item>
              </text:list>
            </text:list-item>
            <text:list-item>
              <text:p text:style-name="P66">install plugins </text:p>
              <text:list>
                <text:list-item>
                  <text:p text:style-name="P66">Open Eclipse and install plugins as described in reference 1</text:p>
                  <text:list>
                    <text:list-item>
                      <text:p text:style-name="P66">creates ~/wpilib/<text:span text:style-name="T78">cpp</text:span></text:p>
                    </text:list-item>
                    <text:list-item>
                      <text:p text:style-name="P70">note: Prior to mid Oct. 2016 only the Java plugin was installable</text:p>
                    </text:list-item>
                  </text:list>
                </text:list-item>
              </text:list>
            </text:list-item>
          </text:list>
        </text:list-item>
      </text:list>
      <text:list xml:id="list215740590106980" text:continue-list="list215738936132234" text:style-name="L14">
        <text:list-item>
          <text:p text:style-name="P58"><text:span text:style-name="T54">install </text:span>Gazebo <text:span text:style-name="T16">(7.3.1)</text:span></text:p>
        </text:list-item>
      </text:list>
      <text:list xml:id="list4265207715965117782" text:style-name="L17">
        <text:list-item>
          <text:list>
            <text:list-item>
              <text:p text:style-name="P69">$ curl -ssL http://get.gazebosim.org | sh</text:p>
            </text:list-item>
          </text:list>
        </text:list-item>
      </text:list>
      <text:list xml:id="list215740959112916" text:continue-list="list215740590106980" text:style-name="L14">
        <text:list-item>
          <text:p text:style-name="P71"><text:span text:style-name="T56">check out</text:span> MentorRepository</text:p>
        </text:list-item>
      </text:list>
      <text:list xml:id="list8539478001789523451" text:style-name="L18">
        <text:list-item>
          <text:list>
            <text:list-item>
              <text:p text:style-name="P72">mkdir Robotics &amp;&amp; cd Robotics</text:p>
            </text:list-item>
            <text:list-item>
              <text:p text:style-name="P73">git clone <text:a xlink:type="simple" xlink:href="https://github.com/FRCTeam159/MentorRepository" text:style-name="Internet_20_link" text:visited-style-name="Visited_20_Internet_20_Link">https://github.com/FRCTeam159/MentorRepository</text:a></text:p>
            </text:list-item>
          </text:list>
        </text:list-item>
      </text:list>
      <text:list xml:id="list215739332345213" text:continue-list="list215740959112916" text:style-name="L14">
        <text:list-item>
          <text:p text:style-name="P74">merge patched allwpilib with wpi git repo</text:p>
        </text:list-item>
      </text:list>
      <text:list xml:id="list215739007021864" text:continue-list="list8539478001789523451" text:style-name="L18">
        <text:list-item>
          <text:list>
            <text:list-item>
              <text:p text:style-name="P73">cd <text:span text:style-name="T55">MentorRepository/</text:span>Software/workspace</text:p>
            </text:list-item>
            <text:list-item>
              <text:p text:style-name="P73">tar -cf allwpilib.tar allwpilib</text:p>
              <text:list>
                <text:list-item>
                  <text:p text:style-name="P72">save patches from team’s repo</text:p>
                </text:list-item>
              </text:list>
            </text:list-item>
            <text:list-item>
              <text:p text:style-name="P72">rm -fr <text:span text:style-name="T56">allwpilib</text:span></text:p>
            </text:list-item>
            <text:list-item>
              <text:p text:style-name="P73">git clone <text:span text:style-name="T57"><text:s/></text:span><text:a xlink:type="simple" xlink:href="https://usfirst.collab.net/gerrit/p/allwpilib.git" text:style-name="Internet_20_link" text:visited-style-name="Visited_20_Internet_20_Link"><text:span text:style-name="T57">https://usfirst.collab.net/gerrit/p/allwpilib.git</text:span></text:a><text:span text:style-name="T57"> </text:span></text:p>
              <text:list>
                <text:list-item>
                  <text:p text:style-name="P72">adds allwpilib directory with upstream <text:span text:style-name="T62">wpi </text:span>git repo</text:p>
                </text:list-item>
              </text:list>
            </text:list-item>
            <text:list-item>
              <text:p text:style-name="P73">tar -xf <text:s/>allwpilib.tar</text:p>
              <text:list>
                <text:list-item>
                  <text:p text:style-name="P72">restores team patches</text:p>
                </text:list-item>
              </text:list>
            </text:list-item>
          </text:list>
        </text:list-item>
      </text:list>
      <text:list xml:id="list215738947248339" text:continue-list="list215739332345213" text:style-name="L14">
        <text:list-item>
          <text:p text:style-name="P59"><text:span text:style-name="Strong_20_Emphasis"><text:span text:style-name="T27">Build frc_gazebo_plugins</text:span></text:span></text:p>
        </text:list-item>
      </text:list>
      <text:list xml:id="list4363249220327519677" text:style-name="L19">
        <text:list-item>
          <text:list>
            <text:list-item>
              <text:p text:style-name="P75"><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20229988368215339" text:style-name="L20">
        <text:list-item>
          <text:list>
            <text:list-item>
              <text:list>
                <text:list-item>
                  <text:p text:style-name="P77"><text:soft-page-break/><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3330747599265587341" text:style-name="L21">
        <text:list-item>
          <text:list>
            <text:list-item>
              <text:list>
                <text:list-item>
                  <text:p text:style-name="P78"><text:span text:style-name="Strong_20_Emphasis"><text:span text:style-name="T21">add #include &lt;boost/algorithm/string.hpp&gt; at line 16 of gz_msgs/msgs.h.in</text:span></text:span></text:p>
                  <text:list>
                    <text:list-item>
                      <text:p text:style-name="P79"><text:span text:style-name="Strong_20_Emphasis"><text:span text:style-name="T24">fixed error with “replace_all” not supported by boost</text:span></text:span></text:p>
                    </text:list-item>
                  </text:list>
                </text:list-item>
                <text:list-item>
                  <text:p text:style-name="P78"><text:span text:style-name="Strong_20_Emphasis"><text:span text:style-name="T21">replace “boost” with “std” <text:s/>on line 32 of frc_gazebo_plugins/rangefinder/src/rangefinder.cpp</text:span></text:span></text:p>
                </text:list-item>
                <text:list-item>
                  <text:p text:style-name="P80"><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6"><text:span text:style-name="Strong_20_Emphasis"><text:span text:style-name="T21">cd </text:span></text:span><text:span text:style-name="Strong_20_Emphasis"><text:span text:style-name="T20">~/Robotics/MentorRepository/Software/workspace/allwpilib</text:span></text:span></text:p>
            </text:list-item>
            <text:list-item>
              <text:p text:style-name="P81"><text:span text:style-name="Strong_20_Emphasis"><text:span text:style-name="T20">./gradlew :wpilibc:build -PmakeSim</text:span></text:span></text:p>
            </text:list-item>
          </text:list>
        </text:list-item>
      </text:list>
      <text:list xml:id="list215738965475059" text:continue-list="list215738947248339" text:style-name="L14">
        <text:list-item>
          <text:p text:style-name="P59"><text:span text:style-name="T58">Build </text:span><text:span text:style-name="Strong_20_Emphasis"><text:span text:style-name="T22">libwpilibcSim.so </text:span></text:span></text:p>
        </text:list-item>
      </text:list>
      <text:list xml:id="list215739904639850" text:continue-list="list20229988368215339" text:style-name="L20">
        <text:list-item>
          <text:list>
            <text:list-item>
              <text:p text:style-name="P17">cd <text:span text:style-name="T58">~/Robotics/MentorRepository/Software/workspace/allwpilib</text:span> </text:p>
            </text:list-item>
            <text:list-item>
              <text:p text:style-name="P17"><text:span text:style-name="Strong_20_Emphasis"><text:span text:style-name="T59">$ </text:span></text:span><text:span text:style-name="Strong_20_Emphasis"><text:span text:style-name="Source_20_Text"><text:span text:style-name="T59">sudo apt-get install cmake libprotobuf-dev libprotoc-dev protobuf-compiler -y</text:span></text:span></text:span></text:p>
            </text:list-item>
            <text:list-item>
              <text:p text:style-name="P76"><text:span text:style-name="Strong_20_Emphasis"><text:span text:style-name="T18">./gradlew :wpilibc:build -PmakeSim</text:span></text:span></text:p>
            </text:list-item>
          </text:list>
        </text:list-item>
      </text:list>
      <text:list xml:id="list215739666595665" text:continue-list="list215738965475059" text:style-name="L14">
        <text:list-item>
          <text:p text:style-name="P60"><text:span text:style-name="Strong_20_Emphasis"><text:span text:style-name="T38">Built libntcore.so </text:span></text:span><text:span text:style-name="Strong_20_Emphasis"><text:span text:style-name="T46">(for simulation)</text:span></text:span></text:p>
        </text:list-item>
      </text:list>
      <text:list xml:id="list5312481414369916167" text:style-name="L22">
        <text:list-item>
          <text:list>
            <text:list-item>
              <text:p text:style-name="P82"><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3"><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4">../build/install/simulation/lib/libwpilibcSim.so: undefined reference to `nt::Value::MakeStringArray(std::vector&lt;std::__cxx11::basic_string&lt;char, std::char_traits&lt;char&gt;, std::allocator&lt;char&gt; &gt;, std::allocator&lt;std::__cxx11::basic_string&lt;char, std::char_traits&lt;char&gt;, std::allocator&lt;char&gt; &gt; &gt; &gt;&amp;&amp;)'</text:p>
      <text:p text:style-name="P5">../build/install/simulation/lib/libwpilibcSim.so: undefined reference to `nt::Value::MakeStringArray(llvm::ArrayRef&lt;std::__cxx11::basic_string&lt;char, std::char_traits&lt;char&gt;, std::allocator&lt;char&gt; &gt; &gt;)'</text:p>
      <text:p text:style-name="P5">collect2: error: ld returned 1 exit status</text:p>
      <text:p text:style-name="P6">makefile:47: recipe for target 'FRCUserProgram' failed</text:p>
      <text:p text:style-name="P6"/>
      <text:list xml:id="list3541402130946420885" text:style-name="L23">
        <text:list-item>
          <text:list>
            <text:list-item>
              <text:p text:style-name="P121"><text:span text:style-name="Strong_20_Emphasis"><text:span text:style-name="T33">The origin of the link error appears to come from the following code</text:span></text:span></text:p>
            </text:list-item>
          </text:list>
        </text:list-item>
      </text:list>
      <text:p text:style-name="P15"><text:span text:style-name="Strong_20_Emphasis"><text:span text:style-name="T68">MakeStringArray </text:span></text:span><text:span text:style-name="Strong_20_Emphasis"><text:span text:style-name="T60">defined in nt_value.h</text:span></text:span></text:p>
      <text:p text:style-name="P12"><text:span text:style-name="Strong_20_Emphasis"><text:span text:style-name="T64">Commands/S</text:span></text:span><text:span text:style-name="Strong_20_Emphasis"><text:span text:style-name="T72">cheduler.cpp </text:span></text:span></text:p>
      <text:p text:style-name="P14"><text:span text:style-name="Strong_20_Emphasis"><text:span text:style-name="T64">m_table-&gt;</text:span></text:span><text:span text:style-name="T66">PutValue</text:span><text:span text:style-name="T71">(</text:span><text:span text:style-name="T73">"Names"</text:span><text:span text:style-name="T71">, nt::Value::</text:span><text:span text:style-name="T67">MakeStringArray</text:span><text:span text:style-name="T71">(commands));</text:span></text:p>
      <text:p text:style-name="P13"/>
      <text:p text:style-name="P12"><text:span text:style-name="Strong_20_Emphasis"><text:span text:style-name="T72">SmartDashboard/SendableChooser.cpp</text:span></text:span></text:p>
      <text:p text:style-name="P9"><text:span text:style-name="Strong_20_Emphasis"><text:span text:style-name="T65">nt::Value::</text:span></text:span><text:span text:style-name="Strong_20_Emphasis"><text:span text:style-name="T70">MakeStringArray</text:span></text:span><text:span text:style-name="Strong_20_Emphasis"><text:span text:style-name="T65">(std::</text:span></text:span><text:span text:style-name="Strong_20_Emphasis"><text:span text:style-name="T69">move</text:span></text:span><text:span text:style-name="Strong_20_Emphasis"><text:span text:style-name="T65">(keys)));</text:span></text:span></text:p>
      <text:list xml:id="list5353432923592658818" text:style-name="L24">
        <text:list-item>
          <text:list>
            <text:list-item>
              <text:p text:style-name="P122"><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122"><text:soft-page-break/><text:span text:style-name="Strong_20_Emphasis"><text:span text:style-name="T34">link also fails using the prebuilt library in ~/wpilib/simulation/lib (this looked to have worked once but could not repeat)</text:span></text:span></text:p>
            </text:list-item>
          </text:list>
        </text:list-item>
      </text:list>
      <text:list xml:id="list215740872893858" text:continue-list="list215739666595665" text:style-name="L14">
        <text:list-item>
          <text:p text:style-name="P61"><text:span text:style-name="Strong_20_Emphasis"><text:span text:style-name="T44">Install frc-toolchain </text:span></text:span><text:span text:style-name="Strong_20_Emphasis"><text:span text:style-name="T45">(arm compiler)</text:span></text:span></text:p>
        </text:list-item>
      </text:list>
      <text:list xml:id="list8752814791287266473" text:style-name="L25">
        <text:list-item>
          <text:list>
            <text:list-item>
              <text:p text:style-name="P83"><text:span text:style-name="Strong_20_Emphasis"><text:span text:style-name="T44">Ubuntu 16.04 (xenial) isn’t yet officially supported by frc <text:s/>(11/1/16) but </text:span></text:span><text:span text:style-name="Strong_20_Emphasis"><text:span text:style-name="T45">as a workaround a package for an older version (vivid, wiley) can be installed instead</text:span></text:span></text:p>
              <text:list>
                <text:list-item>
                  <text:p text:style-name="P153"><text:span text:style-name="Strong_20_Emphasis"><text:span text:style-name="T61">sudo apt-add-repository ppa:wpilib/toolchain</text:span></text:span></text:p>
                </text:list-item>
                <text:list-item>
                  <text:p text:style-name="P153"><text:span text:style-name="Strong_20_Emphasis"><text:span text:style-name="T61">sudo apt update</text:span></text:span></text:p>
                </text:list-item>
                <text:list-item>
                  <text:p text:style-name="P83"><text:span text:style-name="Strong_20_Emphasis"><text:span text:style-name="T45">sudo gedit /etc/apt/sources.list.d/wpilib-ubuntu-toolchain-xenial.list</text:span></text:span></text:p>
                </text:list-item>
                <text:list-item>
                  <text:p text:style-name="P83"><text:span text:style-name="Strong_20_Emphasis"><text:span text:style-name="T45">change out where it says 'xenial' (without the apostrophes) and replace it with 'vivid' (also without the apostrophes)</text:span></text:span></text:p>
                </text:list-item>
                <text:list-item>
                  <text:p text:style-name="P83"><text:span text:style-name="Strong_20_Emphasis"><text:span text:style-name="T45">sudo apt-get update</text:span></text:span></text:p>
                </text:list-item>
              </text:list>
            </text:list-item>
            <text:list-item>
              <text:p text:style-name="P83"><text:span text:style-name="Strong_20_Emphasis"><text:span text:style-name="T45">previous releases require libisl10 which is not included with Ubuntu 16 so must be downloaded and installed manually</text:span></text:span></text:p>
              <text:list>
                <text:list-item>
                  <text:p text:style-name="P83"><text:a xlink:type="simple" xlink:href="http://packages.ubuntu.com/trusty/amd64/libisl10/download" text:style-name="Internet_20_link" text:visited-style-name="Visited_20_Internet_20_Link"><text:span text:style-name="Strong_20_Emphasis"><text:span text:style-name="T45">http://packages.ubuntu.com/trusty/amd64/libisl10/download</text:span></text:span></text:a></text:p>
                </text:list-item>
                <text:list-item>
                  <text:p text:style-name="P83"><text:span text:style-name="Strong_20_Emphasis"><text:span text:style-name="T45">sudo dpkg -i libisl10_0.12.2-1_amd64.deb</text:span></text:span></text:p>
                </text:list-item>
              </text:list>
            </text:list-item>
            <text:list-item>
              <text:p text:style-name="P83"><text:span text:style-name="Strong_20_Emphasis"><text:span text:style-name="T45">Installation</text:span></text:span></text:p>
              <text:list>
                <text:list-header>
                  <text:p text:style-name="P156"><text:span text:style-name="Strong_20_Emphasis"><text:span text:style-name="T23">sudo apt install frc-toolchain</text:span></text:span></text:p>
                </text:list-header>
              </text:list>
            </text:list-item>
          </text:list>
        </text:list-item>
      </text:list>
      <text:list xml:id="list215740930554334" text:continue-list="list215740872893858" text:style-name="L14">
        <text:list-item>
          <text:p text:style-name="P61"><text:span text:style-name="Strong_20_Emphasis"><text:span text:style-name="T46">build </text:span></text:span><text:span text:style-name="Strong_20_Emphasis"><text:span text:style-name="T36">libntcore.so from source</text:span></text:span></text:p>
        </text:list-item>
      </text:list>
      <text:list xml:id="list215740765186415" text:continue-list="list8752814791287266473" text:style-name="L25">
        <text:list-item>
          <text:list>
            <text:list-item>
              <text:p text:style-name="P123"><text:span text:style-name="Strong_20_Emphasis"><text:span text:style-name="T34">sudo apt-get install gcc-multilib g++-multilib</text:span></text:span></text:p>
            </text:list-item>
            <text:list-item>
              <text:p text:style-name="P123"><text:span text:style-name="Strong_20_Emphasis"><text:span text:style-name="T46">obtain source</text:span></text:span><text:span text:style-name="Strong_20_Emphasis"><text:span text:style-name="T37"> from wpi github project</text:span></text:span></text:p>
              <text:list>
                <text:list-item>
                  <text:p text:style-name="P123"><text:span text:style-name="Strong_20_Emphasis"><text:span text:style-name="T34">git clone </text:span></text:span><text:a xlink:type="simple" xlink:href="https://github.com/wpilibsuite/ntcore" text:style-name="Internet_20_link" text:visited-style-name="Visited_20_Internet_20_Link"><text:span text:style-name="Strong_20_Emphasis"><text:span text:style-name="T34">https://github.com/wpilibsuite/ntcore</text:span></text:span></text:a></text:p>
                </text:list-item>
              </text:list>
            </text:list-item>
            <text:list-item>
              <text:p text:style-name="P123"><text:span text:style-name="Strong_20_Emphasis"><text:span text:style-name="T34">cd ntcore</text:span></text:span></text:p>
            </text:list-item>
            <text:list-item>
              <text:p text:style-name="P123"><text:span text:style-name="Strong_20_Emphasis"><text:span text:style-name="T35">./gradlew build <text:s/></text:span></text:span><text:span text:style-name="Strong_20_Emphasis"><text:span text:style-name="T47">[-PskipArm]</text:span></text:span></text:p>
              <text:p text:style-name="P123"><text:span text:style-name="Strong_20_Emphasis"><text:span text:style-name="T46">simulation </text:span></text:span><text:span text:style-name="Strong_20_Emphasis"><text:span text:style-name="T35">library built at: ./native/ntcore/build/libs/ntcore/shared/x64/libntcore.so</text:span></text:span></text:p>
            </text:list-item>
            <text:list-item>
              <text:p text:style-name="P123"><text:span text:style-name="Strong_20_Emphasis"><text:span text:style-name="T46">arm library </text:span></text:span><text:span text:style-name="Strong_20_Emphasis"><text:span text:style-name="T35">built at: </text:span></text:span><text:span text:style-name="Strong_20_Emphasis"><text:span text:style-name="T46">./arm/ntcore/build/libs/ntcore/shared/libntcore.so</text:span></text:span></text:p>
            </text:list-item>
          </text:list>
        </text:list-item>
      </text:list>
      <text:list xml:id="list215739084236781" text:continue-list="list215740930554334" text:style-name="L14">
        <text:list-item>
          <text:p text:style-name="P62"><text:span text:style-name="Strong_20_Emphasis"><text:span text:style-name="T39">Create system wide directories for build headers and libraries</text:span></text:span></text:p>
        </text:list-item>
      </text:list>
      <text:list xml:id="list5173944297457194744" text:style-name="L26">
        <text:list-item>
          <text:list>
            <text:list-item>
              <text:p text:style-name="P84"><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84"><text:span text:style-name="Strong_20_Emphasis"><text:span text:style-name="T39">cd /usr/include</text:span></text:span></text:p>
                </text:list-item>
                <text:list-item>
                  <text:p text:style-name="P84"><text:span text:style-name="Strong_20_Emphasis"><text:span text:style-name="T26">$ sudo ln -s gazebo-7 gazebo</text:span></text:span></text:p>
                </text:list-item>
                <text:list-item>
                  <text:p text:style-name="P85"><text:span text:style-name="Strong_20_Emphasis"><text:span text:style-name="T50">$ </text:span></text:span><text:span text:style-name="Strong_20_Emphasis"><text:span text:style-name="T26">sudo ln -s gazebo-7 gazebo-</text:span></text:span><text:span text:style-name="Strong_20_Emphasis"><text:span text:style-name="T50">6.5</text:span></text:span></text:p>
                </text:list-item>
                <text:list-item>
                  <text:p text:style-name="P84"><text:soft-page-break/><text:span text:style-name="Strong_20_Emphasis"><text:span text:style-name="T26">$ sudo ln -s sdformat-4.1 sdformat</text:span></text:span></text:p>
                </text:list-item>
                <text:list-item>
                  <text:p text:style-name="P85"><text:span text:style-name="Strong_20_Emphasis"><text:span text:style-name="T26">$ sudo ln -s sdformat-4.1 sdformat-</text:span></text:span><text:span text:style-name="Strong_20_Emphasis"><text:span text:style-name="T50">3.7</text:span></text:span></text:p>
                </text:list-item>
              </text:list>
            </text:list-item>
          </text:list>
        </text:list-item>
      </text:list>
      <text:list xml:id="list215740884477799" text:continue-list="list215739084236781" text:style-name="L14">
        <text:list-item>
          <text:p text:style-name="P62"><text:span text:style-name="Strong_20_Emphasis"><text:span text:style-name="T39">create a system directory for wpi </text:span></text:span><text:span text:style-name="Strong_20_Emphasis"><text:span text:style-name="T47">simulation </text:span></text:span><text:span text:style-name="Strong_20_Emphasis"><text:span text:style-name="T39">objects</text:span></text:span></text:p>
        </text:list-item>
      </text:list>
      <text:list xml:id="list215739947448249" text:continue-list="list5173944297457194744" text:style-name="L26">
        <text:list-item>
          <text:list>
            <text:list-item>
              <text:p text:style-name="P86"><text:span text:style-name="Strong_20_Emphasis"><text:span text:style-name="T47">s</text:span></text:span><text:span text:style-name="Strong_20_Emphasis"><text:span text:style-name="T39">udo mkdir -p /usr/local/wpi/</text:span></text:span><text:span text:style-name="Strong_20_Emphasis"><text:span text:style-name="T47">arm</text:span></text:span></text:p>
            </text:list-item>
            <text:list-item>
              <text:p text:style-name="P84"><text:span text:style-name="Strong_20_Emphasis"><text:span text:style-name="T39">cd ~/Robotics/</text:span></text:span><text:span text:style-name="Strong_20_Emphasis"><text:span text:style-name="T40">MentorRepository/Software/workspace/allwpilib</text:span></text:span></text:p>
            </text:list-item>
            <text:list-item>
              <text:p text:style-name="P86"><text:span text:style-name="Strong_20_Emphasis"><text:span text:style-name="T40">gradlew </text:span></text:span><text:span text:style-name="Strong_20_Emphasis"><text:span text:style-name="T47">build</text:span></text:span><text:span text:style-name="Strong_20_Emphasis"><text:span text:style-name="T41"> -PmakeSim</text:span></text:span></text:p>
            </text:list-item>
            <text:list-item>
              <text:p text:style-name="P84"><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7">simulation </text:span></text:span><text:span text:style-name="Strong_20_Emphasis"><text:span text:style-name="T39">build </text:span></text:span></text:p>
              <text:list>
                <text:list-item>
                  <text:p text:style-name="P87"><text:span text:style-name="Strong_20_Emphasis"><text:span text:style-name="T40">gradlew </text:span></text:span><text:span text:style-name="Strong_20_Emphasis"><text:span text:style-name="T41">simulation:zip -PmakeSim</text:span></text:span><text:span text:style-name="Strong_20_Emphasis"><text:span text:style-name="T53">gradlew build -PmakeSim</text:span></text:span></text:p>
                  <text:list>
                    <text:list-item>
                      <text:p text:style-name="P88"><text:span text:style-name="Strong_20_Emphasis"><text:span text:style-name="T40">creates ./simulation/build/distributions/simulation-trusty.zip</text:span></text:span></text:p>
                    </text:list-item>
                  </text:list>
                </text:list-item>
                <text:list-item>
                  <text:p text:style-name="P88"><text:span text:style-name="Strong_20_Emphasis"><text:span text:style-name="T40">sudo unzip ./simulation/build/distributions/simulation-trusty.zip -d /usr/local/wpi/</text:span></text:span><text:span text:style-name="Strong_20_Emphasis"><text:span text:style-name="T47">sim</text:span></text:span></text:p>
                </text:list-item>
              </text:list>
            </text:list-item>
            <text:list-item>
              <text:p text:style-name="P89"><text:span text:style-name="Strong_20_Emphasis"><text:span text:style-name="T42">copy over gz_msgs header file (msgs.h) from allwpilib build</text:span></text:span></text:p>
              <text:list>
                <text:list-item>
                  <text:p text:style-name="P89"><text:span text:style-name="Strong_20_Emphasis"><text:span text:style-name="T42">sudo cp -R ./build/simulation/gz_msgs/generated/simulation /usr/local/wpi/</text:span></text:span><text:span text:style-name="Strong_20_Emphasis"><text:span text:style-name="T47">sim/</text:span></text:span><text:span text:style-name="Strong_20_Emphasis"><text:span text:style-name="T42">include/</text:span></text:span></text:p>
                </text:list-item>
              </text:list>
            </text:list-item>
            <text:list-item>
              <text:p text:style-name="P88"><text:span text:style-name="Strong_20_Emphasis"><text:span text:style-name="T40">copy over libntcore.so from <text:s/>ntcore </text:span></text:span><text:span text:style-name="Strong_20_Emphasis"><text:span text:style-name="T47">simulation </text:span></text:span><text:span text:style-name="Strong_20_Emphasis"><text:span text:style-name="T40">build</text:span></text:span></text:p>
            </text:list-item>
            <text:list-item>
              <text:p text:style-name="P90"><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
                <text:list-item>
                  <text:p text:style-name="P88"><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span text:style-name="Strong_20_Emphasis"><text:span text:style-name="T47">sim/lib</text:span></text:span></text:p>
                </text:list-item>
              </text:list>
            </text:list-item>
          </text:list>
        </text:list-item>
      </text:list>
      <text:list xml:id="list215740196441830" text:continue-list="list215740884477799" text:style-name="L14">
        <text:list-item>
          <text:p text:style-name="P63"><text:span text:style-name="Strong_20_Emphasis"><text:span text:style-name="T39">create a system directory for wpi </text:span></text:span><text:span text:style-name="Strong_20_Emphasis"><text:span text:style-name="T47">arm </text:span></text:span><text:span text:style-name="Strong_20_Emphasis"><text:span text:style-name="T39">objects</text:span></text:span></text:p>
        </text:list-item>
      </text:list>
      <text:list xml:id="list215739117339463" text:continue-list="list215739947448249" text:style-name="L26">
        <text:list-item>
          <text:list>
            <text:list-item>
              <text:p text:style-name="P84"><text:span text:style-name="Strong_20_Emphasis"><text:span text:style-name="T39">sudo mkdir -p /usr/local/wpi/</text:span></text:span><text:span text:style-name="Strong_20_Emphasis"><text:span text:style-name="T47">arm</text:span></text:span></text:p>
            </text:list-item>
            <text:list-item>
              <text:p text:style-name="P86"><text:span text:style-name="Strong_20_Emphasis"><text:span text:style-name="T39">cd ~/Robotics/</text:span></text:span><text:span text:style-name="Strong_20_Emphasis"><text:span text:style-name="T40">MentorRepository/Software/workspace/allwpilib</text:span></text:span></text:p>
            </text:list-item>
            <text:list-item>
              <text:p text:style-name="P86"><text:span text:style-name="Strong_20_Emphasis"><text:span text:style-name="T40">gradlew </text:span></text:span><text:span text:style-name="Strong_20_Emphasis"><text:span text:style-name="T47">build</text:span></text:span></text:p>
            </text:list-item>
            <text:list-item>
              <text:p text:style-name="P90"><text:span text:style-name="Strong_20_Emphasis"><text:span text:style-name="T48">gradlew wpilibcZip</text:span></text:span></text:p>
              <text:list>
                <text:list-item>
                  <text:p text:style-name="P90"><text:span text:style-name="Strong_20_Emphasis"><text:span text:style-name="T48">creates: ./wpilibc/build/wpilibc.zip</text:span></text:span></text:p>
                </text:list-item>
              </text:list>
            </text:list-item>
            <text:list-item>
              <text:p text:style-name="P90"><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8">arm</text:span></text:span><text:span text:style-name="Strong_20_Emphasis"><text:span text:style-name="T47"> </text:span></text:span><text:span text:style-name="Strong_20_Emphasis"><text:span text:style-name="T39">build </text:span></text:span></text:p>
              <text:list>
                <text:list-item>
                  <text:p text:style-name="P90"><text:span text:style-name="Strong_20_Emphasis"><text:span text:style-name="T40">sudo unzip </text:span></text:span><text:span text:style-name="Strong_20_Emphasis"><text:span text:style-name="T48">./wpilibc/build/wpilibc.zip</text:span></text:span><text:span text:style-name="Strong_20_Emphasis"><text:span text:style-name="T40"> -d /usr/local/wpi/</text:span></text:span><text:span text:style-name="Strong_20_Emphasis"><text:span text:style-name="T48">arm</text:span></text:span></text:p>
                </text:list-item>
              </text:list>
            </text:list-item>
            <text:list-item>
              <text:p text:style-name="P90"><text:span text:style-name="Strong_20_Emphasis"><text:span text:style-name="T40">copy over libntcore.so from <text:s/>ntcore </text:span></text:span><text:span text:style-name="Strong_20_Emphasis"><text:span text:style-name="T48">arm</text:span></text:span><text:span text:style-name="Strong_20_Emphasis"><text:span text:style-name="T47"> </text:span></text:span><text:span text:style-name="Strong_20_Emphasis"><text:span text:style-name="T40">build</text:span></text:span></text:p>
              <text:list>
                <text:list-item>
                  <text:p text:style-name="P90"><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item>
                <text:list-item>
                  <text:p text:style-name="P90"><text:span text:style-name="Strong_20_Emphasis"><text:span text:style-name="T48">sudo cp ./arm/ntcore/build/libs/ntcore/shared/libntcore.so </text:span></text:span><text:span text:style-name="Strong_20_Emphasis"><text:span text:style-name="T40">/usr/local/wpi/</text:span></text:span><text:span text:style-name="Strong_20_Emphasis"><text:span text:style-name="T48">arm/lib</text:span></text:span></text:p>
                </text:list-item>
              </text:list>
            </text:list-item>
          </text:list>
        </text:list-item>
      </text:list>
      <text:list xml:id="list215739986364595" text:continue-list="list215740196441830" text:style-name="L14">
        <text:list-item>
          <text:p text:style-name="P64"><text:span text:style-name="Strong_20_Emphasis"><text:span text:style-name="T50">modify ~/</text:span></text:span><text:span text:style-name="Strong_20_Emphasis"><text:span text:style-name="T51">wpilib</text:span></text:span><text:span text:style-name="Strong_20_Emphasis"><text:span text:style-name="T50"> to use global files instead of the files created by the Eclipse frc plugin </text:span></text:span><text:span text:style-name="Strong_20_Emphasis"><text:span text:style-name="T51">installation</text:span></text:span></text:p>
        </text:list-item>
      </text:list>
      <text:list xml:id="list1672044860459686470" text:style-name="L27">
        <text:list-item>
          <text:list>
            <text:list-item>
              <text:p text:style-name="P91"><text:soft-page-break/><text:span text:style-name="Strong_20_Emphasis"><text:span text:style-name="T50">installing the Eclipse frc c++ plugin creates ~/wpilib/simulation and ~/wpilib/cpp/current which have several problems</text:span></text:span></text:p>
              <text:list>
                <text:list-item>
                  <text:p text:style-name="P91"><text:span text:style-name="Strong_20_Emphasis"><text:span text:style-name="T50">The “release” plugin branch doesn’t support neon and Ubuntu 16</text:span></text:span></text:p>
                </text:list-item>
                <text:list-item>
                  <text:p text:style-name="P92"><text:span text:style-name="Strong_20_Emphasis"><text:span text:style-name="T50">The “development” branch works with Neon but has no support for CAN devices (e.g. no CANTalon.h in ~/wpilib/cpp/current/</text:span></text:span><text:span text:style-name="Strong_20_Emphasis"><text:span text:style-name="T51">include)</text:span></text:span></text:p>
                </text:list-item>
              </text:list>
            </text:list-item>
            <text:list-item>
              <text:p text:style-name="P92"><text:span text:style-name="Strong_20_Emphasis"><text:span text:style-name="T51">modify ~/wpilib as follows:</text:span></text:span></text:p>
              <text:list>
                <text:list-item>
                  <text:p text:style-name="P92"><text:span text:style-name="Strong_20_Emphasis"><text:span text:style-name="T51">cd ~/wpilib</text:span></text:span></text:p>
                </text:list-item>
                <text:list-item>
                  <text:p text:style-name="P92"><text:span text:style-name="Strong_20_Emphasis"><text:span text:style-name="T51">rm -fr simulation</text:span></text:span></text:p>
                </text:list-item>
                <text:list-item>
                  <text:p text:style-name="P92"><text:span text:style-name="Strong_20_Emphasis"><text:span text:style-name="T51">ln -s /usr/local/wpi/sim simulation</text:span></text:span></text:p>
                </text:list-item>
                <text:list-item>
                  <text:p text:style-name="P92"><text:span text:style-name="Strong_20_Emphasis"><text:span text:style-name="T51">cd cpp/current</text:span></text:span></text:p>
                </text:list-item>
                <text:list-item>
                  <text:p text:style-name="P92"><text:span text:style-name="Strong_20_Emphasis"><text:span text:style-name="T51">rm -fr lib include</text:span></text:span></text:p>
                </text:list-item>
                <text:list-item>
                  <text:p text:style-name="P92"><text:span text:style-name="Strong_20_Emphasis"><text:span text:style-name="T51">ln -s /usr/local/wpi/arm/lib lib</text:span></text:span></text:p>
                </text:list-item>
                <text:list-item>
                  <text:p text:style-name="P92"><text:span text:style-name="Strong_20_Emphasis"><text:span text:style-name="T51">ln -s /usr/local/wpi/arm/include include</text:span></text:span></text:p>
                </text:list-item>
              </text:list>
            </text:list-item>
          </text:list>
        </text:list-item>
      </text:list>
      <text:h text:style-name="P145" text:outline-level="2"><text:span text:style-name="Strong_20_Emphasis"><text:span text:style-name="T79">Eclipse FRCUserProgram build settings</text:span></text:span></text:h>
      <text:h text:style-name="P149" text:outline-level="3"><text:span text:style-name="Strong_20_Emphasis"><text:span text:style-name="T74">linux_simulation</text:span></text:span></text:h>
      <text:list xml:id="list7421928364033856867" text:style-name="L28">
        <text:list-item>
          <text:p text:style-name="P93"><text:span text:style-name="Strong_20_Emphasis"><text:span text:style-name="T49">C++</text:span></text:span><text:span text:style-name="Strong_20_Emphasis"><text:span text:style-name="T25"> </text:span></text:span><text:span text:style-name="Strong_20_Emphasis"><text:span text:style-name="T49">include</text:span></text:span><text:span text:style-name="Strong_20_Emphasis"><text:span text:style-name="T25"> paths</text:span></text:span></text:p>
        </text:list-item>
      </text:list>
      <text:list xml:id="list653410261133596132" text:style-name="L29">
        <text:list-item>
          <text:list>
            <text:list-item>
              <text:p text:style-name="P95"><text:span text:style-name="Strong_20_Emphasis"><text:span text:style-name="T43">"${workspace_loc:/${ProjName}}/src"</text:span></text:span></text:p>
            </text:list-item>
            <text:list-item>
              <text:p text:style-name="P96"><text:span text:style-name="Strong_20_Emphasis"><text:span text:style-name="T51">${WPILIB}/simulation/include </text:span></text:span></text:p>
              <text:list>
                <text:list-item>
                  <text:p text:style-name="P96"><text:span text:style-name="Strong_20_Emphasis"><text:span text:style-name="T52">l</text:span></text:span><text:span text:style-name="Strong_20_Emphasis"><text:span text:style-name="T51">inked to: /usr/local/wpi/sim/include</text:span></text:span></text:p>
                </text:list-item>
              </text:list>
            </text:list-item>
            <text:list-item>
              <text:p text:style-name="P95"><text:span text:style-name="Strong_20_Emphasis"><text:span text:style-name="T43">/usr/include</text:span></text:span></text:p>
            </text:list-item>
            <text:list-item>
              <text:p text:style-name="P95"><text:span text:style-name="Strong_20_Emphasis"><text:span text:style-name="T43">/usr/include/gazebo-</text:span></text:span><text:span text:style-name="Strong_20_Emphasis"><text:span text:style-name="T51">6.5</text:span></text:span></text:p>
              <text:list>
                <text:list-item>
                  <text:p text:style-name="P96"><text:span text:style-name="Strong_20_Emphasis"><text:span text:style-name="T51">linked to: </text:span></text:span><text:span text:style-name="Strong_20_Emphasis"><text:span text:style-name="T43">/usr/include/gazebo-</text:span></text:span><text:span text:style-name="Strong_20_Emphasis"><text:span text:style-name="T51">7</text:span></text:span></text:p>
                </text:list-item>
              </text:list>
            </text:list-item>
            <text:list-item>
              <text:p text:style-name="P95"><text:span text:style-name="Strong_20_Emphasis"><text:span text:style-name="T43">/usr/include/ignition/math2</text:span></text:span></text:p>
            </text:list-item>
            <text:list-item>
              <text:p text:style-name="P95"><text:span text:style-name="Strong_20_Emphasis"><text:span text:style-name="T43">/usr/include/sdformat-</text:span></text:span><text:span text:style-name="Strong_20_Emphasis"><text:span text:style-name="T51">3.7</text:span></text:span></text:p>
              <text:list>
                <text:list-item>
                  <text:p text:style-name="P96"><text:span text:style-name="Strong_20_Emphasis"><text:span text:style-name="T51">linked to: </text:span></text:span><text:span text:style-name="Strong_20_Emphasis"><text:span text:style-name="T43">/usr/include/sdformat-</text:span></text:span><text:span text:style-name="Strong_20_Emphasis"><text:span text:style-name="T51">4.1</text:span></text:span></text:p>
                </text:list-item>
              </text:list>
            </text:list-item>
          </text:list>
        </text:list-item>
      </text:list>
      <text:list xml:id="list215739829023162" text:continue-list="list7421928364033856867" text:style-name="L28">
        <text:list-item>
          <text:p text:style-name="P94"><text:span text:style-name="Strong_20_Emphasis"><text:span text:style-name="T49">Linker libraries</text:span></text:span></text:p>
        </text:list-item>
      </text:list>
      <text:list xml:id="list919974980279376118" text:style-name="L30">
        <text:list-item>
          <text:list>
            <text:list-item>
              <text:p text:style-name="P97"><text:span text:style-name="Strong_20_Emphasis"><text:span text:style-name="T49">ntcore</text:span></text:span></text:p>
            </text:list-item>
            <text:list-item>
              <text:p text:style-name="P97"><text:span text:style-name="Strong_20_Emphasis"><text:span text:style-name="T49">wpilibcSim</text:span></text:span></text:p>
            </text:list-item>
            <text:list-item>
              <text:p text:style-name="P97"><text:soft-page-break/><text:span text:style-name="Strong_20_Emphasis"><text:span text:style-name="T49">gz_msgs</text:span></text:span></text:p>
            </text:list-item>
            <text:list-item>
              <text:p text:style-name="P97"><text:span text:style-name="Strong_20_Emphasis"><text:span text:style-name="T49">gazebo_client</text:span></text:span></text:p>
            </text:list-item>
            <text:list-item>
              <text:p text:style-name="P97"><text:span text:style-name="Strong_20_Emphasis"><text:span text:style-name="T49">boost_system</text:span></text:span></text:p>
            </text:list-item>
          </text:list>
        </text:list-item>
      </text:list>
      <text:list xml:id="list215740102665798" text:continue-list="list215739829023162" text:style-name="L28">
        <text:list-item>
          <text:p text:style-name="P93"><text:span text:style-name="Strong_20_Emphasis"><text:span text:style-name="T49">L</text:span></text:span><text:span text:style-name="Strong_20_Emphasis"><text:span text:style-name="T48">inker paths</text:span></text:span></text:p>
        </text:list-item>
      </text:list>
      <text:list xml:id="list1688697856623929093" text:style-name="L31">
        <text:list-item>
          <text:list>
            <text:list-item>
              <text:p text:style-name="P98"><text:span text:style-name="Strong_20_Emphasis"><text:span text:style-name="T43">/usr/lib/x86_64-linux-gnu</text:span></text:span></text:p>
            </text:list-item>
            <text:list-item>
              <text:p text:style-name="P99"><text:span text:style-name="Strong_20_Emphasis"><text:span text:style-name="T51">${WPILIB}/simulation/lib</text:span></text:span></text:p>
              <text:list>
                <text:list-item>
                  <text:p text:style-name="P99"><text:span text:style-name="Strong_20_Emphasis"><text:span text:style-name="T51">linked to /usr/local/wpi/sim/lib</text:span></text:span></text:p>
                </text:list-item>
              </text:list>
            </text:list-item>
          </text:list>
        </text:list-item>
      </text:list>
      <text:list xml:id="list215740315643725" text:continue-list="list215740102665798" text:style-name="L28">
        <text:list-item>
          <text:p text:style-name="P94"><text:span text:style-name="Strong_20_Emphasis"><text:span text:style-name="T49">Linker misc (-rpath)</text:span></text:span></text:p>
        </text:list-item>
      </text:list>
      <text:list xml:id="list7204920292631306209" text:style-name="L32">
        <text:list-item>
          <text:list>
            <text:list-item>
              <text:p text:style-name="P100"><text:span text:style-name="Strong_20_Emphasis"><text:span text:style-name="T51">-rpath ${WPILIB}/simulation/lib</text:span></text:span></text:p>
              <text:list>
                <text:list-item>
                  <text:p text:style-name="P100"><text:span text:style-name="Strong_20_Emphasis"><text:span text:style-name="T51">linked to /usr/local/wpi/sim/lib</text:span></text:span></text:p>
                </text:list-item>
              </text:list>
            </text:list-item>
          </text:list>
        </text:list-item>
      </text:list>
      <text:h text:style-name="P150" text:outline-level="3"><text:span text:style-name="Strong_20_Emphasis"><text:span text:style-name="T79">Debug (arm)</text:span></text:span></text:h>
      <text:list xml:id="list2767081146174589768" text:style-name="L33">
        <text:list-item>
          <text:p text:style-name="P101"><text:span text:style-name="Strong_20_Emphasis"><text:span text:style-name="T49">C++ include paths</text:span></text:span></text:p>
        </text:list-item>
      </text:list>
      <text:list xml:id="list4377665519972523278" text:style-name="L34">
        <text:list-item>
          <text:list>
            <text:list-item>
              <text:p text:style-name="P102"><text:span text:style-name="Strong_20_Emphasis"><text:span text:style-name="T49">"${workspace_loc:/${ProjName}/src}"</text:span></text:span></text:p>
            </text:list-item>
            <text:list-item>
              <text:p text:style-name="P103"><text:span text:style-name="Strong_20_Emphasis"><text:span text:style-name="T52">"${WPILIB}/cpp/current/include"</text:span></text:span></text:p>
              <text:list>
                <text:list-item>
                  <text:p text:style-name="P102"><text:span text:style-name="Strong_20_Emphasis"><text:span text:style-name="T52">linked to: </text:span></text:span><text:span text:style-name="Strong_20_Emphasis"><text:span text:style-name="T49">/usr/local/wpi/arm/include</text:span></text:span></text:p>
                </text:list-item>
              </text:list>
            </text:list-item>
          </text:list>
        </text:list-item>
      </text:list>
      <text:list xml:id="list215740038167064" text:continue-list="list2767081146174589768" text:style-name="L33">
        <text:list-item>
          <text:p text:style-name="P101"><text:span text:style-name="Strong_20_Emphasis"><text:span text:style-name="T49">Linker libraries</text:span></text:span></text:p>
        </text:list-item>
      </text:list>
      <text:list xml:id="list6576125692153964245" text:style-name="L35">
        <text:list-item>
          <text:list>
            <text:list-item>
              <text:p text:style-name="P104"><text:span text:style-name="Strong_20_Emphasis"><text:span text:style-name="T49">wpi</text:span></text:span></text:p>
            </text:list-item>
          </text:list>
        </text:list-item>
      </text:list>
      <text:list xml:id="list215740504096485" text:continue-list="list215740038167064" text:style-name="L33">
        <text:list-item>
          <text:p text:style-name="P101"><text:span text:style-name="Strong_20_Emphasis"><text:span text:style-name="T49">Linker paths</text:span></text:span></text:p>
        </text:list-item>
      </text:list>
      <text:list xml:id="list1758813565072176693" text:style-name="L36">
        <text:list-item>
          <text:list>
            <text:list-item>
              <text:p text:style-name="P105"><text:span text:style-name="Strong_20_Emphasis"><text:span text:style-name="T52">"${WPILIB}/cpp/current/lib"</text:span></text:span></text:p>
              <text:list>
                <text:list-item>
                  <text:p text:style-name="P106"><text:span text:style-name="Strong_20_Emphasis"><text:span text:style-name="T52">linked to: </text:span></text:span><text:span text:style-name="Strong_20_Emphasis"><text:span text:style-name="T49">/usr/local/wpi/arm/lib</text:span></text:span></text:p>
                </text:list-item>
              </text:list>
            </text:list-item>
          </text:list>
        </text:list-item>
      </text:list>
      <text:h text:style-name="P149" text:outline-level="3"><text:span text:style-name="Strong_20_Emphasis"><text:span text:style-name="T74">Gazebo Simulation Test</text:span></text:span></text:h>
      <text:list xml:id="list6745547856284608467" text:style-name="L37">
        <text:list-item>
          <text:p text:style-name="P107"><text:span text:style-name="Strong_20_Emphasis"><text:span text:style-name="T28">Environment</text:span></text:span></text:p>
        </text:list-item>
      </text:list>
      <text:list xml:id="list3461709313167970134" text:style-name="L38">
        <text:list-item>
          <text:list>
            <text:list-item>
              <text:p text:style-name="P154"><text:span text:style-name="Strong_20_Emphasis"><text:span text:style-name="T29">Set soft link for sim_ds</text:span></text:span></text:p>
              <text:list>
                <text:list-item>
                  <text:p text:style-name="P155"><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108"><text:span text:style-name="Strong_20_Emphasis"><text:span text:style-name="T29">in ~/.bashrc add:</text:span></text:span></text:p>
            </text:list-item>
          </text:list>
        </text:list-item>
      </text:list>
      <text:p text:style-name="P7"><text:span text:style-name="Strong_20_Emphasis"><text:span text:style-name="T18">export ALLWPIDEV=$HOME/Robotics/MentorRepository/Software/workspace/allwpilib</text:span></text:span></text:p>
      <text:p text:style-name="P10"><text:span text:style-name="Strong_20_Emphasis"><text:span text:style-name="T18">export SWEXPORTS=$HOME/Robotics/MentorRepository/Solidworks/Exported</text:span></text:span></text:p>
      <text:p text:style-name="P10"><text:span text:style-name="Strong_20_Emphasis"><text:span text:style-name="T18">export GAZEBO_PLUGIN_PATH=/usr/local/lib/frcsim/plugins:/usr/lib/x86_64-linux-gnu/gazebo-7/plugins</text:span></text:span></text:p>
      <text:list xml:id="list215739255868690" text:continue-list="list6745547856284608467" text:style-name="L37">
        <text:list-item>
          <text:p text:style-name="P107"><text:soft-page-break/><text:span text:style-name="Strong_20_Emphasis"><text:span text:style-name="T28">Model</text:span></text:span></text:p>
        </text:list-item>
      </text:list>
      <text:list xml:id="list3244944841614244755" text:style-name="L39">
        <text:list-item>
          <text:list>
            <text:list-item>
              <text:p text:style-name="P109"><text:span text:style-name="Strong_20_Emphasis"><text:span text:style-name="T29">world file: 2016-Robot-field.world</text:span></text:span></text:p>
            </text:list-item>
            <text:list-item>
              <text:p text:style-name="P109"><text:span text:style-name="Strong_20_Emphasis"><text:span text:style-name="T29">robot model:2016-Robot</text:span></text:span></text:p>
            </text:list-item>
            <text:list-item>
              <text:p text:style-name="P109"><text:span text:style-name="Strong_20_Emphasis"><text:span text:style-name="T29">eclipse project: SimVisionTest</text:span></text:span></text:p>
            </text:list-item>
            <text:list-item>
              <text:p text:style-name="P110"><text:span text:style-name="Strong_20_Emphasis"><text:span text:style-name="T29">launch script: </text:span></text:span><text:span text:style-name="Strong_20_Emphasis"><text:span text:style-name="T30">gazebo-2016-Robot-field</text:span></text:span></text:p>
            </text:list-item>
          </text:list>
        </text:list-item>
      </text:list>
      <text:p text:style-name="P8"><text:span text:style-name="Strong_20_Emphasis"><text:span text:style-name="T63">export LD_LIBRARY_PATH=/usr/local/lib/frcsim/lib:/usr/lib:/usr/lib/x86_64-linux-gnu/:${GAZEBO_PLUGIN_PATH}</text:span></text:span></text:p>
      <text:p text:style-name="P11"><text:span text:style-name="Strong_20_Emphasis"><text:span text:style-name="T63">export SWMODEL=$SWEXPORTS/2016-Robot_Exported</text:span></text:span></text:p>
      <text:p text:style-name="P11"><text:span text:style-name="Strong_20_Emphasis"><text:span text:style-name="T63">export GAZEBO_MODEL_PATH=$SWMODEL:$WPILIB/simulation/models:/usr/share/gazebo-7/models</text:span></text:span></text:p>
      <text:p text:style-name="P11"><text:span text:style-name="Strong_20_Emphasis"><text:span text:style-name="T63">gazebo --verbose $SWMODEL/2016-Robot-field.world</text:span></text:span></text:p>
      <text:list xml:id="list215739765531221" text:continue-list="list215739255868690" text:style-name="L37">
        <text:list-item>
          <text:p text:style-name="P107"><text:span text:style-name="Strong_20_Emphasis"><text:span text:style-name="T30">Run</text:span></text:span><text:span text:style-name="Strong_20_Emphasis"><text:span text:style-name="T28"> simulation</text:span></text:span></text:p>
        </text:list-item>
      </text:list>
      <text:list xml:id="list3635632896895405896" text:style-name="L40">
        <text:list-item>
          <text:list>
            <text:list-item>
              <text:p text:style-name="P111"><text:span text:style-name="Strong_20_Emphasis"><text:span text:style-name="T30">Connect gamepad to USB port</text:span></text:span></text:p>
            </text:list-item>
            <text:list-item>
              <text:p text:style-name="P111"><text:span text:style-name="Strong_20_Emphasis"><text:span text:style-name="T30">Open a terminal tab and start gazebo launch script</text:span></text:span></text:p>
              <text:list>
                <text:list-item>
                  <text:p text:style-name="P111"><text:span text:style-name="Strong_20_Emphasis"><text:span text:style-name="T30">cd ~/Robotics/MentorRepository/Software/workspace/SimVisionTest</text:span></text:span></text:p>
                </text:list-item>
                <text:list-item>
                  <text:p text:style-name="P111"><text:span text:style-name="Strong_20_Emphasis"><text:span text:style-name="T30">./gazebo-2016-Robot-field</text:span></text:span></text:p>
                </text:list-item>
              </text:list>
            </text:list-item>
            <text:list-item>
              <text:p text:style-name="P111"><text:span text:style-name="Strong_20_Emphasis"><text:span text:style-name="T30">open a second tab and start up sim_ds</text:span></text:span></text:p>
              <text:list>
                <text:list-item>
                  <text:p text:style-name="P111"><text:span text:style-name="Strong_20_Emphasis"><text:span text:style-name="T30">sim_ds</text:span></text:span></text:p>
                </text:list-item>
              </text:list>
            </text:list-item>
            <text:list-item>
              <text:p text:style-name="P111"><text:span text:style-name="Strong_20_Emphasis"><text:span text:style-name="T30">open a third tab and start FRCUserProgram</text:span></text:span></text:p>
              <text:list>
                <text:list-item>
                  <text:p text:style-name="P111"><text:span text:style-name="Strong_20_Emphasis"><text:span text:style-name="T30">cd linux_simulate</text:span></text:span></text:p>
                </text:list-item>
                <text:list-item>
                  <text:p text:style-name="P111"><text:span text:style-name="Strong_20_Emphasis"><text:span text:style-name="T30">./FRCUserProgram</text:span></text:span></text:p>
                </text:list-item>
              </text:list>
            </text:list-item>
            <text:list-item>
              <text:p text:style-name="P111"><text:span text:style-name="Strong_20_Emphasis"><text:span text:style-name="T30">Press “Teleop Enable” in sim_ds and use the gamepad to drive the robot around the field</text:span></text:span></text:p>
              <text:list>
                <text:list-item>
                  <text:p text:style-name="P111"><text:span text:style-name="Strong_20_Emphasis"><text:span text:style-name="T30">Buttons X and B raise and lower the shooter (or loader depending on the mode)</text:span></text:span></text:p>
                </text:list-item>
                <text:list-item>
                  <text:p text:style-name="P111"><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111"><text:span text:style-name="Strong_20_Emphasis"><text:span text:style-name="T30">Button A toggles between “shoot” and “load” modes</text:span></text:span></text:p>
                </text:list-item>
              </text:list>
            </text:list-item>
          </text:list>
        </text:list-item>
      </text:list>
      <text:list xml:id="list215739810720635" text:continue-list="list215739765531221" text:style-name="L37">
        <text:list-item>
          <text:p text:style-name="P107"><text:span text:style-name="Strong_20_Emphasis"><text:span text:style-name="T28">Fix problem with “Reset Model Poses”</text:span></text:span></text:p>
          <text:p text:style-name="P112">In Gazebo 6.5 pressing Edit→Reset Model Poses restored the positions of all component models to their original places (first captured by “save world” in an element called “state”)</text:p>
          <text:p text:style-name="P112">In 7.3 it looks like “state” is only read when the world is first loaded and r<text:span text:style-name="T85">e</text:span>set poses (or world) sets the components to the positions they were in when they were first dragged into the scene</text:p>
        </text:list-item>
      </text:list>
      <text:list xml:id="list9161534080334626406" text:style-name="L41">
        <text:list-item>
          <text:list>
            <text:list-item>
              <text:p text:style-name="P113"><text:soft-page-break/>A solution/workaround was to copy the “pose” line for each component in the state element and paste it immediately before the first link in the corresponding model element in the main body of the <text:span text:style-name="T75">world </text:span>file </text:p>
            </text:list-item>
            <text:list-item>
              <text:p text:style-name="P113">when this has been done with all components the state element can be removed from the <text:span text:style-name="T75">world </text:span>file</text:p>
            </text:list-item>
          </text:list>
        </text:list-item>
      </text:list>
      <text:h text:style-name="P146" text:outline-level="2">FRC Software (2017)</text:h>
      <text:h text:style-name="P148" text:outline-level="3">References</text:h>
      <text:list xml:id="list4689402082722598745" text:style-name="L42">
        <text:list-item>
          <text:p text:style-name="P114">https://wpilib.screenstepslive.com/s/4485</text:p>
        </text:list-item>
      </text:list>
      <text:h text:style-name="P148" text:outline-level="3"><text:span text:style-name="T83">Build and Install </text:span>Components</text:h>
      <text:p text:style-name="Heading">Allwpilib</text:p>
      <text:list xml:id="list4771195568944438730" text:style-name="L43">
        <text:list-item>
          <text:p text:style-name="P115">Obtain source clone (new) git repo </text:p>
          <text:p text:style-name="P118">git clone <text:a xlink:type="simple" xlink:href="https://github.com/wpilibsuite/allwpilib" text:style-name="Internet_20_link" text:visited-style-name="Visited_20_Internet_20_Link">https://github.com/wpilibsuite/allwpilib</text:a></text:p>
        </text:list-item>
        <text:list-item>
          <text:p text:style-name="P118">build</text:p>
        </text:list-item>
      </text:list>
      <text:p text:style-name="P119"><text:tab/>&gt; gradlew :wpilibc:build -PmakeSim</text:p>
      <text:list xml:id="list215740391560590" text:continue-numbering="true" text:style-name="L43">
        <text:list-item>
          <text:p text:style-name="P115">Fix build bugs <text:span text:style-name="T87">(compile errors)</text:span></text:p>
        </text:list-item>
      </text:list>
      <text:list xml:id="list9000628189253127043" text:style-name="L50">
        <text:list-item>
          <text:p text:style-name="P131">wpilibc/sim/include/Counter.h</text:p>
        </text:list-item>
      </text:list>
      <text:p text:style-name="P130"><text:span text:style-name="T81"><text:tab/>undefined symbol “Mode”: </text:span><text:s/><text:span text:style-name="T81">in </text:span><text:s/>Counter.h (Mode mode = kTwoPulse not defined)</text:p>
      <text:p text:style-name="P135">@@ -30,7 +30,7 @@ class Counter : public SensorBase,</text:p>
      <text:p text:style-name="P134"><text:s text:c="17"/>public CounterBase,</text:p>
      <text:p text:style-name="P134"><text:s text:c="17"/>public LiveWindowSendable {</text:p>
      <text:p text:style-name="P134"><text:s text:c="2"/>public:</text:p>
      <text:p text:style-name="P134">- <text:s/>explicit Counter(Mode mode = kTwoPulse);</text:p>
      <text:p text:style-name="P134">+ <text:s/>//explicit Counter(Mode mode = kTwoPulse);</text:p>
      <text:list xml:id="list215739420966350" text:continue-list="list215740391560590" text:style-name="L43">
        <text:list-item>
          <text:p text:style-name="P115">fix simulation bugs (still broken in 2017 source code)</text:p>
        </text:list-item>
      </text:list>
      <text:list xml:id="list8338090509614674995" text:style-name="L51">
        <text:list-item>
          <text:p text:style-name="P116">Notifier.cpp</text:p>
        </text:list-item>
      </text:list>
      <text:p text:style-name="P135">@@ -151,6 +151,9 @@ void Notifier::InsertInQueue(bool reschedule) {</text:p>
      <text:p text:style-name="P134"><text:s text:c="5"/>if ((*i)-&gt;m_expirationTime &gt; m_expirationTime) {</text:p>
      <text:p text:style-name="P134"><text:s text:c="7"/>timerQueue.insert(i, this);</text:p>
      <text:p text:style-name="P134"><text:s text:c="7"/>m_queued = true;</text:p>
      <text:p text:style-name="P134">+ <text:s text:c="22"/>// BUG 1: wpi version doesn't break here so it keeps inserting in front of all elements</text:p>
      <text:p text:style-name="P134">+ <text:s text:c="22"/>// with expiration times &gt; current element</text:p>
      <text:p text:style-name="P134">+ <text:s text:c="22"/>break;</text:p>
      <text:p text:style-name="P134"><text:s text:c="5"/>}</text:p>
      <text:p text:style-name="P134"><text:s text:c="3"/>}</text:p>
      <text:p text:style-name="P134"><text:s/></text:p>
      <text:p text:style-name="P134">@@ -158,7 +161,8 @@ void Notifier::InsertInQueue(bool reschedule) {</text:p>
      <text:p text:style-name="P134"><text:s text:c="4"/>* element was greater than the new entry.</text:p>
      <text:p text:style-name="P134"><text:soft-page-break/><text:s text:c="4"/>*/</text:p>
      <text:p text:style-name="P134"><text:s text:c="3"/>if (!m_queued) {</text:p>
      <text:p text:style-name="P134">- <text:s text:c="3"/>timerQueue.push_front(this);</text:p>
      <text:p text:style-name="P134">+ <text:s text:c="3"/>// BUG 2: wpi version uses "push_front" which is wrong since it adds the longest time to the front</text:p>
      <text:p text:style-name="P134">+ <text:s text:c="14"/>timerQueue.push_back(this);</text:p>
      <text:p text:style-name="P134"/>
      <text:list xml:id="list215740027386873" text:continue-numbering="true" text:style-name="L51">
        <text:list-item>
          <text:p text:style-name="P116">wpilibc/simulation/src/PIDController.cpp</text:p>
        </text:list-item>
      </text:list>
      <text:p text:style-name="P132">@@ -83,6 +83,8 @@ PIDController::PIDController(double Kp, double Ki, double Kd, double Kf,</text:p>
      <text:p text:style-name="P133"><text:s text:c="3"/>m_controlLoop = std::make_unique&lt;Notifier&gt;(&amp;PIDController::Calculate, this);</text:p>
      <text:p text:style-name="P133"><text:s text:c="3"/>m_controlLoop-&gt;StartPeriodic(m_period);</text:p>
      <text:p text:style-name="P133">+ <text:s/>m_setpointTimer.Start();</text:p>
      <text:p text:style-name="P133">+</text:p>
      <text:p text:style-name="P133"><text:s text:c="3"/>static int instances = 0;</text:p>
      <text:p text:style-name="P133"><text:s text:c="3"/>instances++;</text:p>
      <text:p text:style-name="P133">@@ -172,6 +174,17 @@ void PIDController::Calculate() {</text:p>
      <text:p text:style-name="P133"><text:s text:c="5"/>}</text:p>
      <text:p text:style-name="P133"><text:s text:c="5"/>pidOutput-&gt;PIDWrite(result);</text:p>
      <text:p text:style-name="P133">+</text:p>
      <text:p text:style-name="P133">+ <text:s text:c="14"/>// BUG: 2016 WPI code does not do this</text:p>
      <text:p text:style-name="P133">+ <text:s text:c="10"/>// Update the buffer.</text:p>
      <text:p text:style-name="P133">+</text:p>
      <text:p text:style-name="P133">+ <text:s text:c="10"/>m_buf.push(m_error);</text:p>
      <text:p text:style-name="P133">+ <text:s text:c="10"/>m_bufTotal += m_error;</text:p>
      <text:p text:style-name="P133">+ <text:s text:c="10"/>// Remove old elements when buffer is full.</text:p>
      <text:p text:style-name="P133">+ <text:s text:c="10"/>if (m_buf.size() &gt; m_bufLength) {</text:p>
      <text:p text:style-name="P133">+ <text:s text:c="12"/>m_bufTotal -= m_buf.front();</text:p>
      <text:p text:style-name="P133">+ <text:s text:c="12"/>m_buf.pop();</text:p>
      <text:p text:style-name="P133">+ <text:s text:c="10"/>}</text:p>
      <text:p text:style-name="P133"><text:s text:c="3"/>}</text:p>
      <text:p text:style-name="P133"><text:s/>}</text:p>
      <text:p text:style-name="P133"><text:s/></text:p>
      <text:p text:style-name="P133">@@ -193,7 +206,7 @@ void PIDController::Calculate() {</text:p>
      <text:p text:style-name="P133"><text:s/>double PIDController::CalculateFeedForward() {</text:p>
      <text:p text:style-name="P133"><text:s text:c="3"/>if (m_pidInput-&gt;GetPIDSourceType() == PIDSourceType::kRate) {</text:p>
      <text:p text:style-name="P133"><text:s text:c="5"/>return m_F * GetSetpoint();</text:p>
      <text:p text:style-name="P133">- <text:s/>} else {</text:p>
      <text:p text:style-name="P133">+ <text:s/>} else if( m_F&gt;0) {</text:p>
      <text:p text:style-name="P133"><text:s text:c="5"/>double temp = m_F * GetDeltaSetpoint();</text:p>
      <text:p text:style-name="P133"><text:s text:c="5"/>m_prevSetpoint = m_setpoint;</text:p>
      <text:p text:style-name="P133"><text:s text:c="5"/>m_setpointTimer.Reset();</text:p>
      <text:p text:style-name="P133">@@ -507,8 +520,11 @@ void PIDController::SetToleranceBuffer(int bufLength) {</text:p>
      <text:p text:style-name="P133"><text:s/>bool PIDController::OnTarget() const {</text:p>
      <text:p text:style-name="P133"><text:s text:c="3"/>std::lock_guard&lt;priority_recursive_mutex&gt; sync(m_mutex);</text:p>
      <text:p text:style-name="P133">- <text:s/>if (m_buf.size() == 0) return false;</text:p>
      <text:p text:style-name="P133">- <text:s/>double error = GetError();</text:p>
      <text:p text:style-name="P133">+ <text:s text:c="6"/>double error;</text:p>
      <text:p text:style-name="P133">+ <text:s text:c="6"/>if (m_buf.size() == 0)</text:p>
      <text:p text:style-name="P133">+ <text:s text:c="14"/>error = GetError();</text:p>
      <text:p text:style-name="P133"><text:soft-page-break/>+ <text:s text:c="6"/>else</text:p>
      <text:p text:style-name="P133">+ <text:s text:c="14"/>error = GetAvgError();</text:p>
      <text:p text:style-name="P133"/>
      <text:list xml:id="list215740195162006" text:continue-numbering="true" text:style-name="L51">
        <text:list-item>
          <text:p text:style-name="P117">wpilibc/sim/src/simulation/SimContinuousOutput.cpp</text:p>
        </text:list-item>
      </text:list>
      <text:p text:style-name="P135">@@ -16,7 +16,8 @@ SimContinuousOutput::SimContinuousOutput(std::string topic) {</text:p>
      <text:p text:style-name="P134"><text:s text:c="3"/>std::cout &lt;&lt; "Initialized ~/simulator/" + topic &lt;&lt; std::endl;</text:p>
      <text:p text:style-name="P134"><text:s/>}</text:p>
      <text:p text:style-name="P134">-void SimContinuousOutput::Set(double speed) {</text:p>
      <text:p text:style-name="P134">+void SimContinuousOutput::Set(double _speed) {</text:p>
      <text:p text:style-name="P134">+ <text:s/>speed=_speed;</text:p>
      <text:list xml:id="list215739420760914" text:continue-numbering="true" text:style-name="L51">
        <text:list-header>
          <text:p text:style-name="P116"/>
        </text:list-header>
      </text:list>
      <text:h text:style-name="P151" text:outline-level="3">GearsBot <text:span text:style-name="T86">Test</text:span></text:h>
      <text:p text:style-name="Heading">Build errors</text:p>
      <text:list xml:id="list7588772754597623486" text:style-name="L44">
        <text:list-item>
          <text:p>SetDistanceToBoxPIDOutput and DriveStraight</text:p>
        </text:list-item>
      </text:list>
      <text:list xml:id="list7500320618340403137" text:style-name="L46">
        <text:list-item>
          <text:p>problem: unimplemented function in pure abstract class PIDOutput</text:p>
        </text:list-item>
        <text:list-item>
          <text:p>fix: replace PIDWrite(float) with PIDWrite(double)</text:p>
        </text:list-item>
      </text:list>
      <text:list xml:id="list215739238877826" text:continue-list="list7588772754597623486" text:style-name="L44">
        <text:list-item>
          <text:p text:style-name="P125">Link error (nt)</text:p>
        </text:list-item>
      </text:list>
      <text:list xml:id="list337921796960864346" text:style-name="L47">
        <text:list-item>
          <text:p text:style-name="P126"><text:span text:style-name="T81">fix: </text:span>rebuilt ntcore fom latest source</text:p>
          <text:p text:style-name="P138">Run Test</text:p>
        </text:list-item>
      </text:list>
      <text:list xml:id="list4785090836083146203" text:style-name="L48">
        <text:list-item>
          <text:p text:style-name="P127">Obtain and install GearsBot models as described in following reference</text:p>
        </text:list-item>
      </text:list>
      <text:p text:style-name="P128"><text:tab/>https://wpilib.screenstepslive.com/s/4485/m/23353/l/228979-installing-frcsim-manually-ubuntu</text:p>
      <text:list xml:id="list215740803505899" text:continue-numbering="true" text:style-name="L48">
        <text:list-item>
          <text:p text:style-name="P129">Run Gearsbot simulation</text:p>
        </text:list-item>
      </text:list>
      <text:list xml:id="list6441512585833208675" text:style-name="L49">
        <text:list-item>
          <text:p text:style-name="P124">&gt; frcsim ~/wpilib/simulation/worlds/GearsBotDemo.world</text:p>
        </text:list-item>
        <text:list-item>
          <text:p text:style-name="P124">&gt; sim_ds</text:p>
        </text:list-item>
        <text:list-item>
          <text:p text:style-name="P124">&gt; cd ../linux_simulate</text:p>
        </text:list-item>
        <text:list-item>
          <text:p text:style-name="P124">&gt;FRCUserProgram</text:p>
        </text:list-item>
        <text:list-item>
          <text:p text:style-name="P20">Simulation works (can drive robot around with gamepad in teleop mode)</text:p>
        </text:list-item>
      </text:list>
      <text:h text:style-name="P152" text:outline-level="3">CANtalon Simulation Support </text:h>
      <text:list xml:id="list39275709660498892" text:style-name="L52">
        <text:list-item>
          <text:p text:style-name="P120">As of 2017 wpilib no longer directly supports CAN devices </text:p>
        </text:list-item>
        <text:list-item>
          <text:p text:style-name="P120"/>
        </text:list-item>
      </text:list>
      <text:h text:style-name="P142" text:outline-level="1">Windows 10</text:h>
      <text:h text:style-name="P144"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7-01-17T21:57:38.729138031</dc:date>
    <meta:editing-duration>P4DT5H9M18S</meta:editing-duration>
    <meta:editing-cycles>45</meta:editing-cycles>
    <meta:generator>LibreOffice/5.1.4.2$Linux_X86_64 LibreOffice_project/10m0$Build-2</meta:generator>
    <meta:document-statistic meta:table-count="0" meta:image-count="0" meta:object-count="0" meta:page-count="14" meta:paragraph-count="399" meta:word-count="2411" meta:character-count="17612" meta:non-whitespace-character-count="15473"/>
  </office:meta>
</office:document-meta>
</file>